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4b01" officeooo:paragraph-rsid="001c4b01"/>
    </style:style>
    <style:style style:name="P2" style:family="paragraph" style:parent-style-name="Preformatted_20_Text">
      <style:paragraph-properties fo:text-align="start" style:justify-single-word="false"/>
      <style:text-properties officeooo:rsid="001c4b01" officeooo:paragraph-rsid="001c4b01"/>
    </style:style>
    <style:style style:name="P3" style:family="paragraph" style:parent-style-name="Preformatted_20_Text">
      <style:paragraph-properties fo:text-align="start" style:justify-single-word="false"/>
      <style:text-properties officeooo:rsid="001c4b01" officeooo:paragraph-rsid="0021e1cd"/>
    </style:style>
    <style:style style:name="P4" style:family="paragraph" style:parent-style-name="Preformatted_20_Text">
      <style:paragraph-properties fo:text-align="start" style:justify-single-word="false"/>
      <style:text-properties officeooo:rsid="001c4b01" officeooo:paragraph-rsid="00260b4c"/>
    </style:style>
    <style:style style:name="P5" style:family="paragraph" style:parent-style-name="Preformatted_20_Text">
      <style:paragraph-properties fo:text-align="start" style:justify-single-word="false"/>
      <style:text-properties officeooo:rsid="001c4b01" officeooo:paragraph-rsid="00336edd"/>
    </style:style>
    <style:style style:name="P6" style:family="paragraph" style:parent-style-name="Preformatted_20_Text">
      <style:text-properties officeooo:rsid="001c4b01" officeooo:paragraph-rsid="001dc9c9"/>
    </style:style>
    <style:style style:name="P7" style:family="paragraph" style:parent-style-name="Preformatted_20_Text">
      <style:text-properties officeooo:rsid="001c4b01" officeooo:paragraph-rsid="0020f997"/>
    </style:style>
    <style:style style:name="P8" style:family="paragraph" style:parent-style-name="Preformatted_20_Text">
      <style:text-properties officeooo:rsid="001c4b01" officeooo:paragraph-rsid="0021e1cd"/>
    </style:style>
    <style:style style:name="P9" style:family="paragraph" style:parent-style-name="Preformatted_20_Text">
      <style:text-properties officeooo:rsid="001c4b01" officeooo:paragraph-rsid="00246146"/>
    </style:style>
    <style:style style:name="P10" style:family="paragraph" style:parent-style-name="Preformatted_20_Text">
      <style:text-properties officeooo:rsid="001c4b01" officeooo:paragraph-rsid="0027055d"/>
    </style:style>
    <style:style style:name="P11" style:family="paragraph" style:parent-style-name="Preformatted_20_Text">
      <style:text-properties officeooo:rsid="001c4b01" officeooo:paragraph-rsid="004cb8c0"/>
    </style:style>
    <style:style style:name="P12" style:family="paragraph" style:parent-style-name="Preformatted_20_Text">
      <style:text-properties officeooo:rsid="001c4b01" officeooo:paragraph-rsid="005fcee4"/>
    </style:style>
    <style:style style:name="P13" style:family="paragraph" style:parent-style-name="Preformatted_20_Text">
      <style:text-properties officeooo:rsid="001c4b01" officeooo:paragraph-rsid="00787cd8"/>
    </style:style>
    <style:style style:name="P14" style:family="paragraph" style:parent-style-name="Preformatted_20_Text">
      <style:text-properties officeooo:rsid="001c4b01" officeooo:paragraph-rsid="00336edd"/>
    </style:style>
    <style:style style:name="P15" style:family="paragraph" style:parent-style-name="Preformatted_20_Text">
      <style:text-properties style:text-underline-style="solid" style:text-underline-width="auto" style:text-underline-color="font-color" officeooo:rsid="00414e45" officeooo:paragraph-rsid="00414e45"/>
    </style:style>
    <style:style style:name="P16" style:family="paragraph" style:parent-style-name="Preformatted_20_Text">
      <style:text-properties style:text-underline-style="solid" style:text-underline-width="auto" style:text-underline-color="font-color" officeooo:rsid="00568632" officeooo:paragraph-rsid="00568632"/>
    </style:style>
    <style:style style:name="P17" style:family="paragraph" style:parent-style-name="Preformatted_20_Text">
      <style:text-properties fo:font-style="italic" style:text-underline-style="solid" style:text-underline-width="auto" style:text-underline-color="font-color" officeooo:rsid="001c4b01" officeooo:paragraph-rsid="001c4b01" style:font-style-asian="italic" style:font-style-complex="italic"/>
    </style:style>
    <style:style style:name="P18" style:family="paragraph" style:parent-style-name="Preformatted_20_Text">
      <style:text-properties fo:font-style="italic" style:text-underline-style="solid" style:text-underline-width="auto" style:text-underline-color="font-color" officeooo:rsid="001c4b01" officeooo:paragraph-rsid="004cb8c0" style:font-style-asian="italic" style:font-style-complex="italic"/>
    </style:style>
    <style:style style:name="P19" style:family="paragraph" style:parent-style-name="Preformatted_20_Text">
      <style:text-properties fo:font-style="italic" style:text-underline-style="solid" style:text-underline-width="auto" style:text-underline-color="font-color" officeooo:rsid="001c4b01" officeooo:paragraph-rsid="005fcee4" style:font-style-asian="italic" style:font-style-complex="italic"/>
    </style:style>
    <style:style style:name="P20" style:family="paragraph" style:parent-style-name="Preformatted_20_Text">
      <style:text-properties fo:font-style="italic" style:text-underline-style="solid" style:text-underline-width="auto" style:text-underline-color="font-color" officeooo:rsid="00229e29" officeooo:paragraph-rsid="00229e29" style:font-style-asian="italic" style:font-style-complex="italic"/>
    </style:style>
    <style:style style:name="P21" style:family="paragraph" style:parent-style-name="Preformatted_20_Text">
      <style:text-properties fo:font-style="italic" style:text-underline-style="solid" style:text-underline-width="auto" style:text-underline-color="font-color" officeooo:rsid="00403bfe" officeooo:paragraph-rsid="00403bfe" style:font-style-asian="italic" style:font-style-complex="italic"/>
    </style:style>
    <style:style style:name="P22" style:family="paragraph" style:parent-style-name="Preformatted_20_Text">
      <style:text-properties fo:font-style="italic" style:text-underline-style="solid" style:text-underline-width="auto" style:text-underline-color="font-color" officeooo:rsid="0041c1e7" officeooo:paragraph-rsid="0041c1e7" style:font-style-asian="italic" style:font-style-complex="italic"/>
    </style:style>
    <style:style style:name="P23" style:family="paragraph" style:parent-style-name="Preformatted_20_Text">
      <style:text-properties fo:font-style="italic" style:text-underline-style="solid" style:text-underline-width="auto" style:text-underline-color="font-color" officeooo:rsid="00336edd" officeooo:paragraph-rsid="00336edd" style:font-style-asian="italic" style:font-style-complex="italic"/>
    </style:style>
    <style:style style:name="P24" style:family="paragraph" style:parent-style-name="Preformatted_20_Text">
      <style:text-properties fo:font-style="italic" style:text-underline-style="solid" style:text-underline-width="auto" style:text-underline-color="font-color" officeooo:rsid="004bf7cb" officeooo:paragraph-rsid="004bf7cb" style:font-style-asian="italic" style:font-style-complex="italic"/>
    </style:style>
    <style:style style:name="P25" style:family="paragraph" style:parent-style-name="Preformatted_20_Text">
      <style:text-properties fo:font-style="italic" style:text-underline-style="solid" style:text-underline-width="auto" style:text-underline-color="font-color" officeooo:rsid="0054c1fc" officeooo:paragraph-rsid="0054c1fc" style:font-style-asian="italic" style:font-style-complex="italic"/>
    </style:style>
    <style:style style:name="P26" style:family="paragraph" style:parent-style-name="Preformatted_20_Text">
      <style:text-properties fo:font-style="italic" style:text-underline-style="solid" style:text-underline-width="auto" style:text-underline-color="font-color" officeooo:rsid="004b4f2c" officeooo:paragraph-rsid="004b4f2c" style:font-style-asian="italic" style:font-style-complex="italic"/>
    </style:style>
    <style:style style:name="P27" style:family="paragraph" style:parent-style-name="Preformatted_20_Text">
      <style:text-properties fo:font-style="italic" style:text-underline-style="solid" style:text-underline-width="auto" style:text-underline-color="font-color" officeooo:rsid="0057a0b9" officeooo:paragraph-rsid="0057a0b9" style:font-style-asian="italic" style:font-style-complex="italic"/>
    </style:style>
    <style:style style:name="P28" style:family="paragraph" style:parent-style-name="Preformatted_20_Text">
      <style:text-properties officeooo:rsid="0020630e" officeooo:paragraph-rsid="0020630e"/>
    </style:style>
    <style:style style:name="P29" style:family="paragraph" style:parent-style-name="Preformatted_20_Text">
      <style:text-properties officeooo:rsid="0021e1cd" officeooo:paragraph-rsid="0021e1cd"/>
    </style:style>
    <style:style style:name="P30" style:family="paragraph" style:parent-style-name="Preformatted_20_Text">
      <style:text-properties officeooo:rsid="00229e29" officeooo:paragraph-rsid="00229e29"/>
    </style:style>
    <style:style style:name="P31" style:family="paragraph" style:parent-style-name="Preformatted_20_Text">
      <style:text-properties officeooo:rsid="00229e29" officeooo:paragraph-rsid="0023c031"/>
    </style:style>
    <style:style style:name="P32" style:family="paragraph" style:parent-style-name="Preformatted_20_Text">
      <style:text-properties officeooo:rsid="00260b4c" officeooo:paragraph-rsid="0027055d"/>
    </style:style>
    <style:style style:name="P33" style:family="paragraph" style:parent-style-name="Preformatted_20_Text">
      <style:text-properties officeooo:rsid="00260b4c" officeooo:paragraph-rsid="00336edd"/>
    </style:style>
    <style:style style:name="P34" style:family="paragraph" style:parent-style-name="Preformatted_20_Text">
      <style:text-properties officeooo:rsid="002723eb" officeooo:paragraph-rsid="002723eb"/>
    </style:style>
    <style:style style:name="P35" style:family="paragraph" style:parent-style-name="Preformatted_20_Text">
      <style:text-properties officeooo:rsid="002723eb" officeooo:paragraph-rsid="0027b193"/>
    </style:style>
    <style:style style:name="P36" style:family="paragraph" style:parent-style-name="Preformatted_20_Text">
      <style:text-properties officeooo:rsid="0027b193" officeooo:paragraph-rsid="0027b193"/>
    </style:style>
    <style:style style:name="P37" style:family="paragraph" style:parent-style-name="Preformatted_20_Text">
      <style:text-properties officeooo:rsid="0027b193" officeooo:paragraph-rsid="002bb81a"/>
    </style:style>
    <style:style style:name="P38" style:family="paragraph" style:parent-style-name="Preformatted_20_Text">
      <style:text-properties officeooo:rsid="0027b193" officeooo:paragraph-rsid="006395ba"/>
    </style:style>
    <style:style style:name="P39" style:family="paragraph" style:parent-style-name="Preformatted_20_Text">
      <style:text-properties officeooo:rsid="002bb81a" officeooo:paragraph-rsid="002bb81a"/>
    </style:style>
    <style:style style:name="P40" style:family="paragraph" style:parent-style-name="Preformatted_20_Text">
      <style:text-properties officeooo:rsid="00302221" officeooo:paragraph-rsid="00302221"/>
    </style:style>
    <style:style style:name="P41" style:family="paragraph" style:parent-style-name="Preformatted_20_Text">
      <style:text-properties officeooo:rsid="00302221" officeooo:paragraph-rsid="004549e6"/>
    </style:style>
    <style:style style:name="P42" style:family="paragraph" style:parent-style-name="Preformatted_20_Text">
      <style:text-properties officeooo:rsid="00336edd" officeooo:paragraph-rsid="00336edd"/>
    </style:style>
    <style:style style:name="P43" style:family="paragraph" style:parent-style-name="Preformatted_20_Text">
      <style:text-properties officeooo:rsid="003f3d46" officeooo:paragraph-rsid="003f3d46"/>
    </style:style>
    <style:style style:name="P44" style:family="paragraph" style:parent-style-name="Preformatted_20_Text">
      <style:text-properties officeooo:rsid="00403bfe" officeooo:paragraph-rsid="00403bfe"/>
    </style:style>
    <style:style style:name="P45" style:family="paragraph" style:parent-style-name="Preformatted_20_Text">
      <style:text-properties officeooo:rsid="00403bfe" officeooo:paragraph-rsid="006c246e"/>
    </style:style>
    <style:style style:name="P46" style:family="paragraph" style:parent-style-name="Preformatted_20_Text">
      <style:text-properties officeooo:rsid="00403bfe" officeooo:paragraph-rsid="006daec3"/>
    </style:style>
    <style:style style:name="P47" style:family="paragraph" style:parent-style-name="Preformatted_20_Text">
      <style:text-properties officeooo:rsid="00403bfe" officeooo:paragraph-rsid="007f24cf"/>
    </style:style>
    <style:style style:name="P48" style:family="paragraph" style:parent-style-name="Preformatted_20_Text">
      <style:text-properties officeooo:rsid="00414e45" officeooo:paragraph-rsid="00414e45"/>
    </style:style>
    <style:style style:name="P49" style:family="paragraph" style:parent-style-name="Preformatted_20_Text">
      <style:text-properties fo:font-style="normal" style:text-underline-style="none" officeooo:rsid="00336edd" officeooo:paragraph-rsid="00336edd" style:font-style-asian="normal" style:font-style-complex="normal"/>
    </style:style>
    <style:style style:name="P50" style:family="paragraph" style:parent-style-name="Preformatted_20_Text">
      <style:paragraph-properties fo:text-align="center" style:justify-single-word="false"/>
      <style:text-properties fo:font-size="20pt" officeooo:rsid="001c4b01" officeooo:paragraph-rsid="001c4b01" style:font-size-asian="20pt" style:font-size-complex="20pt"/>
    </style:style>
    <style:style style:name="P51" style:family="paragraph" style:parent-style-name="Preformatted_20_Text">
      <style:text-properties officeooo:rsid="004bf7cb" officeooo:paragraph-rsid="004bf7cb"/>
    </style:style>
    <style:style style:name="P52" style:family="paragraph" style:parent-style-name="Preformatted_20_Text">
      <style:text-properties officeooo:rsid="004bf7cb" officeooo:paragraph-rsid="0050d0ec"/>
    </style:style>
    <style:style style:name="P53" style:family="paragraph" style:parent-style-name="Preformatted_20_Text">
      <style:text-properties officeooo:rsid="004d8a3a" officeooo:paragraph-rsid="004d8a3a"/>
    </style:style>
    <style:style style:name="P54" style:family="paragraph" style:parent-style-name="Preformatted_20_Text">
      <style:text-properties officeooo:rsid="0054c1fc" officeooo:paragraph-rsid="0054c1fc"/>
    </style:style>
    <style:style style:name="P55" style:family="paragraph" style:parent-style-name="Preformatted_20_Text">
      <style:text-properties officeooo:rsid="00558773" officeooo:paragraph-rsid="00558773"/>
    </style:style>
    <style:style style:name="P56" style:family="paragraph" style:parent-style-name="Preformatted_20_Text">
      <style:text-properties fo:color="#7e0021" officeooo:rsid="00558773" officeooo:paragraph-rsid="00558773"/>
    </style:style>
    <style:style style:name="P57" style:family="paragraph" style:parent-style-name="Preformatted_20_Text">
      <style:text-properties officeooo:rsid="00568632" officeooo:paragraph-rsid="00568632"/>
    </style:style>
    <style:style style:name="P58" style:family="paragraph" style:parent-style-name="Preformatted_20_Text">
      <style:text-properties officeooo:rsid="0057a0b9" officeooo:paragraph-rsid="0057a0b9"/>
    </style:style>
    <style:style style:name="P59" style:family="paragraph" style:parent-style-name="Preformatted_20_Text">
      <style:text-properties officeooo:rsid="0057a0b9" officeooo:paragraph-rsid="0064ff40"/>
    </style:style>
    <style:style style:name="P60" style:family="paragraph" style:parent-style-name="Preformatted_20_Text">
      <style:text-properties officeooo:rsid="0058c6fd" officeooo:paragraph-rsid="0058c6fd"/>
    </style:style>
    <style:style style:name="P61" style:family="paragraph" style:parent-style-name="Preformatted_20_Text">
      <style:text-properties officeooo:rsid="0059d17b" officeooo:paragraph-rsid="0059d17b"/>
    </style:style>
    <style:style style:name="P62" style:family="paragraph" style:parent-style-name="Preformatted_20_Text">
      <style:text-properties officeooo:rsid="00209b0a" officeooo:paragraph-rsid="00209b0a"/>
    </style:style>
    <style:style style:name="P63" style:family="paragraph" style:parent-style-name="Preformatted_20_Text">
      <style:text-properties officeooo:rsid="005b9dc0" officeooo:paragraph-rsid="005c0986"/>
    </style:style>
    <style:style style:name="P64" style:family="paragraph" style:parent-style-name="Preformatted_20_Text">
      <style:text-properties officeooo:rsid="005c0986" officeooo:paragraph-rsid="005c0986"/>
    </style:style>
    <style:style style:name="P65" style:family="paragraph" style:parent-style-name="Preformatted_20_Text">
      <style:text-properties officeooo:paragraph-rsid="002723eb"/>
    </style:style>
    <style:style style:name="P66" style:family="paragraph" style:parent-style-name="Preformatted_20_Text">
      <style:text-properties officeooo:rsid="005fe3aa" officeooo:paragraph-rsid="005fe3aa"/>
    </style:style>
    <style:style style:name="P67" style:family="paragraph" style:parent-style-name="Preformatted_20_Text">
      <style:text-properties officeooo:rsid="0061d46e" officeooo:paragraph-rsid="0061d46e"/>
    </style:style>
    <style:style style:name="P68" style:family="paragraph" style:parent-style-name="Preformatted_20_Text">
      <style:text-properties fo:color="#663300" style:font-name="Liberation Mono" fo:font-size="10pt" officeooo:rsid="0061d46e" officeooo:paragraph-rsid="0061d46e" style:font-name-asian="Courier New" style:font-size-asian="10pt" style:font-name-complex="Liberation Mono" style:font-size-complex="10pt"/>
    </style:style>
    <style:style style:name="P69" style:family="paragraph" style:parent-style-name="Preformatted_20_Text">
      <style:text-properties officeooo:rsid="0064ff40" officeooo:paragraph-rsid="0064ff40"/>
    </style:style>
    <style:style style:name="P70" style:family="paragraph" style:parent-style-name="Preformatted_20_Text">
      <style:text-properties officeooo:rsid="00683a4e" officeooo:paragraph-rsid="00683a4e"/>
    </style:style>
    <style:style style:name="P71" style:family="paragraph" style:parent-style-name="Preformatted_20_Text">
      <style:text-properties officeooo:rsid="00683a4e" officeooo:paragraph-rsid="00719bd0"/>
    </style:style>
    <style:style style:name="P72" style:family="paragraph" style:parent-style-name="Preformatted_20_Text">
      <style:text-properties officeooo:rsid="00683a4e" officeooo:paragraph-rsid="0073ff30"/>
    </style:style>
    <style:style style:name="P73" style:family="paragraph" style:parent-style-name="Preformatted_20_Text">
      <style:text-properties officeooo:rsid="006c246e" officeooo:paragraph-rsid="006c246e"/>
    </style:style>
    <style:style style:name="P74" style:family="paragraph" style:parent-style-name="Preformatted_20_Text">
      <style:text-properties officeooo:rsid="006c246e" officeooo:paragraph-rsid="006daec3"/>
    </style:style>
    <style:style style:name="P75" style:family="paragraph" style:parent-style-name="Preformatted_20_Text">
      <style:text-properties officeooo:rsid="006c246e" officeooo:paragraph-rsid="007f24cf"/>
    </style:style>
    <style:style style:name="P76" style:family="paragraph" style:parent-style-name="Preformatted_20_Text">
      <style:text-properties officeooo:rsid="006c246e" officeooo:paragraph-rsid="00822c23"/>
    </style:style>
    <style:style style:name="P77" style:family="paragraph" style:parent-style-name="Preformatted_20_Text">
      <style:text-properties officeooo:rsid="006cb8bc" officeooo:paragraph-rsid="006cb8bc"/>
    </style:style>
    <style:style style:name="P78" style:family="paragraph" style:parent-style-name="Preformatted_20_Text">
      <style:text-properties officeooo:rsid="006cb8bc" officeooo:paragraph-rsid="0070a0ea"/>
    </style:style>
    <style:style style:name="P79" style:family="paragraph" style:parent-style-name="Preformatted_20_Text">
      <style:text-properties officeooo:rsid="006cb8bc" officeooo:paragraph-rsid="00862302"/>
    </style:style>
    <style:style style:name="P80" style:family="paragraph" style:parent-style-name="Preformatted_20_Text">
      <style:text-properties officeooo:rsid="0071633c" officeooo:paragraph-rsid="0071633c"/>
    </style:style>
    <style:style style:name="P81" style:family="paragraph" style:parent-style-name="Preformatted_20_Text">
      <style:text-properties officeooo:rsid="00719bd0" officeooo:paragraph-rsid="00719bd0"/>
    </style:style>
    <style:style style:name="P82" style:family="paragraph" style:parent-style-name="Preformatted_20_Text">
      <style:text-properties officeooo:rsid="0073ff30" officeooo:paragraph-rsid="0073ff30"/>
    </style:style>
    <style:style style:name="P83" style:family="paragraph" style:parent-style-name="Preformatted_20_Text">
      <style:text-properties officeooo:rsid="0075da4f" officeooo:paragraph-rsid="0075da4f"/>
    </style:style>
    <style:style style:name="P84" style:family="paragraph" style:parent-style-name="Preformatted_20_Text">
      <style:text-properties officeooo:rsid="0077af72" officeooo:paragraph-rsid="0077af72"/>
    </style:style>
    <style:style style:name="P85" style:family="paragraph" style:parent-style-name="Preformatted_20_Text">
      <style:text-properties officeooo:rsid="006a47ed" officeooo:paragraph-rsid="006a47ed"/>
    </style:style>
    <style:style style:name="P86" style:family="paragraph" style:parent-style-name="Preformatted_20_Text">
      <style:text-properties officeooo:rsid="007a74a1" officeooo:paragraph-rsid="007a74a1"/>
    </style:style>
    <style:style style:name="P87" style:family="paragraph" style:parent-style-name="Preformatted_20_Text">
      <style:text-properties officeooo:rsid="007d8a4c" officeooo:paragraph-rsid="007d8a4c"/>
    </style:style>
    <style:style style:name="P88" style:family="paragraph" style:parent-style-name="Preformatted_20_Text">
      <style:text-properties officeooo:rsid="008071e1" officeooo:paragraph-rsid="008071e1"/>
    </style:style>
    <style:style style:name="P89" style:family="paragraph" style:parent-style-name="Preformatted_20_Text">
      <style:text-properties officeooo:rsid="00822c23" officeooo:paragraph-rsid="00822c23"/>
    </style:style>
    <style:style style:name="P90" style:family="paragraph" style:parent-style-name="Preformatted_20_Text">
      <style:text-properties officeooo:rsid="0084ad3c" officeooo:paragraph-rsid="0084ad3c"/>
    </style:style>
    <style:style style:name="P91" style:family="paragraph" style:parent-style-name="Preformatted_20_Text">
      <style:text-properties officeooo:rsid="00878479" officeooo:paragraph-rsid="00878479"/>
    </style:style>
    <style:style style:name="P92" style:family="paragraph" style:parent-style-name="Preformatted_20_Text">
      <style:text-properties officeooo:rsid="00878479" officeooo:paragraph-rsid="0088d879"/>
    </style:style>
    <style:style style:name="P93" style:family="paragraph" style:parent-style-name="Preformatted_20_Text">
      <style:text-properties officeooo:rsid="008be9e5" officeooo:paragraph-rsid="008be9e5"/>
    </style:style>
    <style:style style:name="P94" style:family="paragraph" style:parent-style-name="Preformatted_20_Text">
      <style:text-properties officeooo:rsid="008d15c4" officeooo:paragraph-rsid="008d15c4"/>
    </style:style>
    <style:style style:name="P95" style:family="paragraph" style:parent-style-name="Preformatted_20_Text">
      <style:text-properties officeooo:rsid="007a74a1" officeooo:paragraph-rsid="008be9e5" fo:background-color="#ffff00"/>
    </style:style>
    <style:style style:name="P96" style:family="paragraph" style:parent-style-name="Preformatted_20_Text">
      <style:text-properties officeooo:rsid="007a74a1" officeooo:paragraph-rsid="008c984d" fo:background-color="#ffff00"/>
    </style:style>
    <style:style style:name="P97" style:family="paragraph" style:parent-style-name="Preformatted_20_Text">
      <style:text-properties officeooo:rsid="008c984d" officeooo:paragraph-rsid="008c984d" fo:background-color="#ffff00"/>
    </style:style>
    <style:style style:name="P98" style:family="paragraph" style:parent-style-name="Preformatted_20_Text">
      <style:text-properties officeooo:rsid="008e3cb8" officeooo:paragraph-rsid="008e3cb8"/>
    </style:style>
    <style:style style:name="P99" style:family="paragraph" style:parent-style-name="Preformatted_20_Text">
      <style:text-properties officeooo:rsid="0090a03f" officeooo:paragraph-rsid="0090a03f"/>
    </style:style>
    <style:style style:name="P100" style:family="paragraph" style:parent-style-name="Preformatted_20_Text">
      <style:text-properties fo:color="#666666" officeooo:rsid="001c4b01" officeooo:paragraph-rsid="00336edd"/>
    </style:style>
    <style:style style:name="P101" style:family="paragraph" style:parent-style-name="Preformatted_20_Text">
      <style:text-properties fo:color="#666666" officeooo:rsid="006cb8bc" officeooo:paragraph-rsid="007f24cf"/>
    </style:style>
    <style:style style:name="P102" style:family="paragraph" style:parent-style-name="Preformatted_20_Text">
      <style:text-properties fo:color="#666666" officeooo:rsid="007f24cf" officeooo:paragraph-rsid="007f24cf"/>
    </style:style>
    <style:style style:name="P103" style:family="paragraph" style:parent-style-name="Preformatted_20_Text">
      <style:text-properties fo:color="#666666" officeooo:rsid="008071e1" officeooo:paragraph-rsid="00862302"/>
    </style:style>
    <style:style style:name="P104" style:family="paragraph" style:parent-style-name="Preformatted_20_Text">
      <style:text-properties fo:color="#666666" officeooo:rsid="006c246e" officeooo:paragraph-rsid="00862302"/>
    </style:style>
    <style:style style:name="P105" style:family="paragraph" style:parent-style-name="Preformatted_20_Text">
      <style:text-properties fo:color="#666666" officeooo:rsid="00822c23" officeooo:paragraph-rsid="00862302"/>
    </style:style>
    <style:style style:name="P106" style:family="paragraph" style:parent-style-name="Preformatted_20_Text">
      <style:text-properties fo:color="#666666" officeooo:rsid="0071633c" officeooo:paragraph-rsid="007f24cf"/>
    </style:style>
    <style:style style:name="P107" style:family="paragraph" style:parent-style-name="Preformatted_20_Text">
      <style:text-properties fo:color="#666666" officeooo:rsid="006c246e" officeooo:paragraph-rsid="007f24cf" fo:background-color="transparent"/>
    </style:style>
    <style:style style:name="P108" style:family="paragraph" style:parent-style-name="Preformatted_20_Text">
      <style:text-properties officeooo:rsid="008e3cb8" officeooo:paragraph-rsid="008e3cb8" fo:background-color="transparent"/>
    </style:style>
    <style:style style:name="P109" style:family="paragraph" style:parent-style-name="Preformatted_20_Text">
      <style:text-properties officeooo:rsid="001c4b01" officeooo:paragraph-rsid="001dc9c9" fo:background-color="transparent"/>
    </style:style>
    <style:style style:name="P110" style:family="paragraph" style:parent-style-name="Preformatted_20_Text">
      <style:text-properties officeooo:rsid="001c4b01" officeooo:paragraph-rsid="00209b0a" fo:background-color="transparent"/>
    </style:style>
    <style:style style:name="P111" style:family="paragraph" style:parent-style-name="Preformatted_20_Text">
      <style:paragraph-properties fo:text-align="start" style:justify-single-word="false" fo:break-before="page"/>
      <style:text-properties officeooo:rsid="001c4b01" officeooo:paragraph-rsid="0021e1cd"/>
    </style:style>
    <style:style style:name="P112" style:family="paragraph" style:parent-style-name="Preformatted_20_Text">
      <style:paragraph-properties fo:text-align="start" style:justify-single-word="false" fo:break-before="page"/>
      <style:text-properties officeooo:rsid="001c4b01" officeooo:paragraph-rsid="001c4b01"/>
    </style:style>
    <style:style style:name="P113" style:family="paragraph" style:parent-style-name="Preformatted_20_Text">
      <style:paragraph-properties fo:text-align="start" style:justify-single-word="false" fo:break-before="page"/>
      <style:text-properties officeooo:rsid="001c4b01" officeooo:paragraph-rsid="00336edd"/>
    </style:style>
    <style:style style:name="P114" style:family="paragraph" style:parent-style-name="Preformatted_20_Text">
      <style:paragraph-properties fo:text-align="start" style:justify-single-word="false" fo:break-before="page"/>
      <style:text-properties officeooo:rsid="001c4b01" officeooo:paragraph-rsid="0027055d"/>
    </style:style>
    <style:style style:name="P115" style:family="paragraph" style:parent-style-name="Preformatted_20_Text">
      <style:paragraph-properties fo:text-align="center" style:justify-single-word="false" fo:break-before="page"/>
      <style:text-properties fo:font-size="20pt" officeooo:rsid="001c4b01" officeooo:paragraph-rsid="004a4002" style:font-size-asian="20pt" style:font-size-complex="20pt"/>
    </style:style>
    <style:style style:name="P116" style:family="paragraph" style:parent-style-name="Preformatted_20_Text">
      <style:paragraph-properties fo:margin-left="1.499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officeooo:rsid="0027b193" officeooo:paragraph-rsid="0027b193"/>
    </style:style>
    <style:style style:name="P117" style:family="paragraph" style:parent-style-name="Preformatted_20_Text">
      <style:paragraph-properties fo:margin-left="1.499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officeooo:rsid="002aa20a" officeooo:paragraph-rsid="002aa20a"/>
    </style:style>
    <style:style style:name="P118" style:family="paragraph" style:parent-style-name="Preformatted_20_Text" style:master-page-name="">
      <style:paragraph-properties fo:margin-left="1.499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officeooo:rsid="0027b193" officeooo:paragraph-rsid="0027b193"/>
    </style:style>
    <style:style style:name="P119" style:family="paragraph" style:parent-style-name="Preformatted_20_Text" style:master-page-name="">
      <style:paragraph-properties fo:margin-left="1.499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officeooo:rsid="002aa20a" officeooo:paragraph-rsid="002aa20a"/>
    </style:style>
    <style:style style:name="P120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fo:font-style="normal" style:text-underline-style="none" officeooo:rsid="0043e172" officeooo:paragraph-rsid="0043e172" style:font-style-asian="normal" style:font-style-complex="normal"/>
    </style:style>
    <style:style style:name="P121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fo:font-style="italic" style:text-underline-style="solid" style:text-underline-width="auto" style:text-underline-color="font-color" officeooo:rsid="00336edd" officeooo:paragraph-rsid="00336edd" style:font-style-asian="italic" style:font-style-complex="italic"/>
    </style:style>
    <style:style style:name="P122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officeooo:rsid="0043e172" officeooo:paragraph-rsid="0043e172"/>
    </style:style>
    <style:style style:name="P123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officeooo:rsid="0044ff10" officeooo:paragraph-rsid="0044ff10"/>
    </style:style>
    <style:style style:name="P124" style:family="paragraph" style:parent-style-name="Preformatted_20_Text">
      <style:paragraph-properties fo:margin-left="1.10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officeooo:rsid="00453b1f" officeooo:paragraph-rsid="00453b1f"/>
    </style:style>
    <style:style style:name="P125" style:family="paragraph" style:parent-style-name="Preformatted_20_Text" style:master-page-name="">
      <style:paragraph-properties fo:margin-left="1.10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fo:font-style="normal" style:text-underline-style="none" officeooo:rsid="0043e172" officeooo:paragraph-rsid="0043e172" style:font-style-asian="normal" style:font-style-complex="normal"/>
    </style:style>
    <style:style style:name="P126" style:family="paragraph" style:parent-style-name="Preformatted_20_Text" style:master-page-name="">
      <style:paragraph-properties fo:margin-left="1.10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officeooo:rsid="0043e172" officeooo:paragraph-rsid="0043e172"/>
    </style:style>
    <style:style style:name="P127" style:family="paragraph" style:parent-style-name="Preformatted_20_Text" style:master-page-name="">
      <style:paragraph-properties fo:margin-left="1.10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officeooo:rsid="0044ff10" officeooo:paragraph-rsid="0044ff10"/>
    </style:style>
    <style:style style:name="P128" style:family="paragraph" style:parent-style-name="Preformatted_20_Text" style:master-page-name="">
      <style:paragraph-properties fo:margin-left="1.10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officeooo:rsid="00453b1f" officeooo:paragraph-rsid="00453b1f"/>
    </style:style>
    <style:style style:name="P129" style:family="paragraph" style:parent-style-name="Preformatted_20_Text" style:master-page-name="">
      <style:paragraph-properties fo:margin-left="1.101cm" fo:margin-right="0cm" fo:margin-top="0cm" fo:margin-bottom="0cm" style:contextual-spacing="false" fo:text-indent="-0.499cm" style:auto-text-indent="false" style:page-number="auto" fo:background-color="transparent">
        <style:background-image/>
      </style:paragraph-properties>
      <style:text-properties fo:color="#663300" officeooo:rsid="0029712c" officeooo:paragraph-rsid="0029712c"/>
    </style:style>
    <style:style style:name="P130" style:family="paragraph" style:parent-style-name="Preformatted_20_Text">
      <style:paragraph-properties fo:margin-left="1.101cm" fo:margin-right="0cm" fo:margin-top="0cm" fo:margin-bottom="0cm" style:contextual-spacing="false" fo:text-indent="-0.499cm" style:auto-text-indent="false" fo:background-color="transparent">
        <style:background-image/>
      </style:paragraph-properties>
      <style:text-properties fo:color="#663300" officeooo:rsid="0029712c" officeooo:paragraph-rsid="0029712c"/>
    </style:style>
    <style:style style:name="P131" style:family="paragraph" style:parent-style-name="Preformatted_20_Text" style:master-page-name="">
      <style:paragraph-properties fo:margin-left="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7e0021" officeooo:rsid="00568632" officeooo:paragraph-rsid="00568632"/>
    </style:style>
    <style:style style:name="P132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7e0021" officeooo:rsid="00568632" officeooo:paragraph-rsid="00568632"/>
    </style:style>
    <style:style style:name="P133" style:family="paragraph" style:parent-style-name="Preformatted_20_Text">
      <style:paragraph-properties fo:margin-left="1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7e0021" officeooo:rsid="001c4b01" officeooo:paragraph-rsid="004b4f2c"/>
    </style:style>
    <style:style style:name="P134" style:family="paragraph" style:parent-style-name="Preformatted_20_Text" style:master-page-name="">
      <style:paragraph-properties fo:margin-left="2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fo:color="#663300" style:font-name="Liberation Mono" fo:font-size="10pt" officeooo:rsid="0061d46e" officeooo:paragraph-rsid="0061d46e" style:font-name-asian="Courier New" style:font-size-asian="10pt" style:font-name-complex="Liberation Mono" style:font-size-complex="10pt"/>
    </style:style>
    <style:style style:name="P135" style:family="paragraph" style:parent-style-name="Preformatted_20_Text" style:master-page-name="">
      <style:paragraph-properties fo:margin-left="2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officeooo:paragraph-rsid="006395ba"/>
    </style:style>
    <style:style style:name="P136" style:family="paragraph" style:parent-style-name="Preformatted_20_Text">
      <style:paragraph-properties fo:margin-left="2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663300" style:font-name="Liberation Mono" fo:font-size="10pt" officeooo:rsid="0061d46e" officeooo:paragraph-rsid="0061d46e" style:font-name-asian="Courier New" style:font-size-asian="10pt" style:font-name-complex="Liberation Mono" style:font-size-complex="10pt"/>
    </style:style>
    <style:style style:name="P137" style:family="paragraph" style:parent-style-name="Preformatted_20_Text">
      <style:paragraph-properties fo:margin-left="2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6395ba"/>
    </style:style>
    <style:style style:name="P138" style:family="paragraph" style:parent-style-name="Preformatted_20_Text">
      <style:paragraph-properties fo:margin-left="2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2723eb"/>
    </style:style>
    <style:style style:name="P139" style:family="paragraph" style:parent-style-name="Preformatted_20_Text">
      <style:paragraph-properties fo:margin-left="1.101cm" fo:margin-right="0cm" fo:margin-top="0cm" fo:margin-bottom="0cm" style:contextual-spacing="false" fo:text-indent="-0.499cm" style:auto-text-indent="false" fo:background-color="transparent">
        <style:background-image/>
      </style:paragraph-properties>
      <style:text-properties fo:color="#663300" officeooo:rsid="0029712c" officeooo:paragraph-rsid="0029712c"/>
    </style:style>
    <style:style style:name="P140" style:family="paragraph" style:parent-style-name="Preformatted_20_Text">
      <style:text-properties officeooo:rsid="001c4b01" officeooo:paragraph-rsid="001c4b01"/>
    </style:style>
    <style:style style:name="P141" style:family="paragraph" style:parent-style-name="Preformatted_20_Text">
      <style:text-properties style:font-name="Liberation Mono" fo:font-size="10pt" fo:font-style="italic" style:text-underline-style="solid" style:text-underline-width="auto" style:text-underline-color="font-color" officeooo:rsid="001c4b01" officeooo:paragraph-rsid="001c4b01" style:font-name-asian="Courier New" style:font-size-asian="10pt" style:font-style-asian="italic" style:font-name-complex="Liberation Mono" style:font-size-complex="10pt" style:font-style-complex="italic"/>
    </style:style>
    <style:style style:name="P142" style:family="paragraph" style:parent-style-name="Preformatted_20_Text">
      <style:text-properties officeooo:rsid="00973e79" officeooo:paragraph-rsid="00973e79" fo:background-color="transparent"/>
    </style:style>
    <style:style style:name="P143" style:family="paragraph" style:parent-style-name="Preformatted_20_Text">
      <style:text-properties officeooo:rsid="007a74a1" officeooo:paragraph-rsid="008be9e5" fo:background-color="transparent"/>
    </style:style>
    <style:style style:name="P144" style:family="paragraph" style:parent-style-name="Preformatted_20_Text">
      <style:text-properties officeooo:rsid="007a74a1" officeooo:paragraph-rsid="008c984d" fo:background-color="transparent"/>
    </style:style>
    <style:style style:name="P145" style:family="paragraph" style:parent-style-name="Preformatted_20_Text">
      <style:text-properties officeooo:rsid="008c984d" officeooo:paragraph-rsid="008c984d" fo:background-color="transparent"/>
    </style:style>
    <style:style style:name="P146" style:family="paragraph" style:parent-style-name="Preformatted_20_Text">
      <style:text-properties officeooo:rsid="007d8a4c" officeooo:paragraph-rsid="008be9e5" fo:background-color="transparent"/>
    </style:style>
    <style:style style:name="T1" style:family="text">
      <style:text-properties officeooo:rsid="001dc9c9"/>
    </style:style>
    <style:style style:name="T2" style:family="text">
      <style:text-properties style:font-name="Liberation Mono" fo:font-size="10pt" fo:font-style="italic" style:text-underline-style="solid" style:text-underline-width="auto" style:text-underline-color="font-color" style:font-name-asian="Courier New" style:font-size-asian="10pt" style:font-style-asian="italic" style:font-name-complex="Liberation Mono" style:font-size-complex="10pt" style:font-style-complex="italic"/>
    </style:style>
    <style:style style:name="T3" style:family="text">
      <style:text-properties officeooo:rsid="0020630e"/>
    </style:style>
    <style:style style:name="T4" style:family="text">
      <style:text-properties officeooo:rsid="0023c031"/>
    </style:style>
    <style:style style:name="T5" style:family="text">
      <style:text-properties officeooo:rsid="0027055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officeooo:rsid="0029712c"/>
    </style:style>
    <style:style style:name="T8" style:family="text">
      <style:text-properties officeooo:rsid="002bb81a"/>
    </style:style>
    <style:style style:name="T9" style:family="text">
      <style:text-properties officeooo:rsid="00344022"/>
    </style:style>
    <style:style style:name="T10" style:family="text">
      <style:text-properties officeooo:rsid="003d9c35"/>
    </style:style>
    <style:style style:name="T11" style:family="text">
      <style:text-properties officeooo:rsid="003f3d46"/>
    </style:style>
    <style:style style:name="T12" style:family="text">
      <style:text-properties officeooo:rsid="00414e45"/>
    </style:style>
    <style:style style:name="T13" style:family="text">
      <style:text-properties officeooo:rsid="00427c63"/>
    </style:style>
    <style:style style:name="T14" style:family="text">
      <style:text-properties officeooo:rsid="0043e172"/>
    </style:style>
    <style:style style:name="T15" style:family="text">
      <style:text-properties officeooo:rsid="0044ff10"/>
    </style:style>
    <style:style style:name="T16" style:family="text">
      <style:text-properties officeooo:rsid="00453b1f"/>
    </style:style>
    <style:style style:name="T17" style:family="text">
      <style:text-properties officeooo:rsid="00470789"/>
    </style:style>
    <style:style style:name="T18" style:family="text">
      <style:text-properties officeooo:rsid="004a4002"/>
    </style:style>
    <style:style style:name="T19" style:family="text">
      <style:text-properties officeooo:rsid="004cb8c0"/>
    </style:style>
    <style:style style:name="T20" style:family="text">
      <style:text-properties officeooo:rsid="004e1112"/>
    </style:style>
    <style:style style:name="T21" style:family="text">
      <style:text-properties officeooo:rsid="004f5cac"/>
    </style:style>
    <style:style style:name="T22" style:family="text">
      <style:text-properties officeooo:rsid="0050d0ec"/>
    </style:style>
    <style:style style:name="T23" style:family="text">
      <style:text-properties officeooo:rsid="00558773"/>
    </style:style>
    <style:style style:name="T24" style:family="text">
      <style:text-properties officeooo:rsid="002723eb"/>
    </style:style>
    <style:style style:name="T25" style:family="text">
      <style:text-properties officeooo:rsid="006395ba"/>
    </style:style>
    <style:style style:name="T26" style:family="text">
      <style:text-properties fo:color="#663300" style:font-name="Liberation Mono" fo:font-size="10pt" officeooo:rsid="0061d46e" style:font-name-asian="Courier New" style:font-size-asian="10pt" style:font-name-complex="Liberation Mono" style:font-size-complex="10pt"/>
    </style:style>
    <style:style style:name="T27" style:family="text">
      <style:text-properties fo:color="#663300" style:font-name="Liberation Mono" fo:font-size="10pt" officeooo:rsid="006395ba" style:font-name-asian="Courier New" style:font-size-asian="10pt" style:font-name-complex="Liberation Mono" style:font-size-complex="10pt"/>
    </style:style>
    <style:style style:name="T28" style:family="text">
      <style:text-properties officeooo:rsid="0064ff40"/>
    </style:style>
    <style:style style:name="T29" style:family="text">
      <style:text-properties officeooo:rsid="00665547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665547" fo:background-color="#ffff00" loext:char-shading-value="0"/>
    </style:style>
    <style:style style:name="T32" style:family="text">
      <style:text-properties officeooo:rsid="00683a4e"/>
    </style:style>
    <style:style style:name="T33" style:family="text">
      <style:text-properties officeooo:rsid="0070d124"/>
    </style:style>
    <style:style style:name="T34" style:family="text">
      <style:text-properties officeooo:rsid="0071633c"/>
    </style:style>
    <style:style style:name="T35" style:family="text">
      <style:text-properties officeooo:rsid="000a8e56"/>
    </style:style>
    <style:style style:name="T36" style:family="text">
      <style:text-properties officeooo:rsid="007254d2"/>
    </style:style>
    <style:style style:name="T37" style:family="text">
      <style:text-properties officeooo:rsid="001c4b01"/>
    </style:style>
    <style:style style:name="T38" style:family="text">
      <style:text-properties officeooo:rsid="007f24cf"/>
    </style:style>
    <style:style style:name="T39" style:family="text">
      <style:text-properties officeooo:rsid="00822c23"/>
    </style:style>
    <style:style style:name="T40" style:family="text">
      <style:text-properties officeooo:rsid="00834731"/>
    </style:style>
    <style:style style:name="T41" style:family="text">
      <style:text-properties officeooo:rsid="00862302"/>
    </style:style>
    <style:style style:name="T42" style:family="text">
      <style:text-properties officeooo:rsid="00336edd"/>
    </style:style>
    <style:style style:name="T43" style:family="text">
      <style:text-properties officeooo:rsid="008c984d"/>
    </style:style>
    <style:style style:name="T44" style:family="text">
      <style:text-properties officeooo:rsid="00918e07"/>
    </style:style>
    <style:style style:name="T45" style:family="text">
      <style:text-properties fo:color="#666666" officeooo:rsid="00834731"/>
    </style:style>
    <style:style style:name="T46" style:family="text">
      <style:text-properties fo:color="#666666" officeooo:rsid="00862302"/>
    </style:style>
    <style:style style:name="T47" style:family="text">
      <style:text-properties officeooo:rsid="00922f6e"/>
    </style:style>
    <style:style style:name="T48" style:family="text">
      <style:text-properties officeooo:rsid="00934f41"/>
    </style:style>
    <style:style style:name="T49" style:family="text">
      <style:text-properties officeooo:rsid="00951bd5"/>
    </style:style>
    <style:style style:name="T50" style:family="text">
      <style:text-properties officeooo:rsid="00958059"/>
    </style:style>
    <style:style style:name="T51" style:family="text">
      <style:text-properties officeooo:rsid="00973e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Installation de l'applicatif de lecture de bande-annonces sur un raspberry</text:p>
      <text:p text:style-name="P1"/>
      <text:p text:style-name="P1"/>
      <text:p text:style-name="P1"/>
      <text:p text:style-name="P1">Le raspberry doit avoir un OS Raspbian installé et une GUI LXDE.</text:p>
      <text:p text:style-name="P40">Il doit aussi être à jour :</text:p>
      <text:p text:style-name="P40">$ sudo apt-get update</text:p>
      <text:p text:style-name="P40">$ sudo apt-get upgrade</text:p>
      <text:p text:style-name="P1"/>
      <text:p text:style-name="P1"/>
      <text:p text:style-name="P1"/>
      <text:p text:style-name="P2">***************************************************</text:p>
      <text:p text:style-name="P1">Installations préalables sans environnement virtuel</text:p>
      <text:p text:style-name="P1">***************************************************</text:p>
      <text:p text:style-name="P1"/>
      <text:p text:style-name="P41">sudo apt-get install vim</text:p>
      <text:p text:style-name="P41">sudo apt-get install usbmount</text:p>
      <text:p text:style-name="P41"><text:span text:style-name="Source_20_Text">sudo apt-get install unclutter</text:span></text:p>
      <text:p text:style-name="P106">sudo apt-get install build-essential libssl-dev libffi-dev python-dev</text:p>
      <text:p text:style-name="P47"/>
      <text:p text:style-name="P1">- Installation de python-dbus</text:p>
      <text:p text:style-name="P1">sudo apt-get install python-dbus</text:p>
      <text:p text:style-name="P1"/>
      <text:p text:style-name="P1">- Installation de setuptools:</text:p>
      <text:p text:style-name="P1">wget https://bootstrap.pypa.io/ez_setup.py -O - | sudo python</text:p>
      <text:p text:style-name="P1"/>
      <text:p text:style-name="P1">- Installation de pip</text:p>
      <text:p text:style-name="P1">wget https://pypi.python.org/packages/source/p/pip/pip-8.0.2.tar.gz</text:p>
      <text:p text:style-name="P60">tar -zxvf pip-8.0.2.tar.gz</text:p>
      <text:p text:style-name="P60">sudo python setup.py install</text:p>
      <text:p text:style-name="P61">sudo pip install –upgrade pip</text:p>
      <text:p text:style-name="P1"/>
      <text:p text:style-name="P1"/>
      <text:p text:style-name="P1">- Installation de virtualenv</text:p>
      <text:p text:style-name="P1">sudo pip install virtualenvwrapper</text:p>
      <text:p text:style-name="P1"/>
      <text:p text:style-name="P1">- <text:span text:style-name="T3">Installation lirc (télécommande) :</text:span></text:p>
      <text:p text:style-name="P28">sudo apt-get install lirc</text:p>
      <text:p text:style-name="P64">sudo apt-get install python-lirc</text:p>
      <text:p text:style-name="P63"/>
      <text:p text:style-name="P28">- <text:span text:style-name="T11">Installation feh (gestion des slides) :</text:span></text:p>
      <text:p text:style-name="P43">sudo apt-get install feh</text:p>
      <text:p text:style-name="P1"/>
      <text:p text:style-name="P1"/>
      <text:p text:style-name="P1"/>
      <text:p text:style-name="P2"/>
      <text:p text:style-name="P112">********************************************************************************</text:p>
      <text:p text:style-name="P1">Création de l'environnement virtuel et installations dans l'environnement virtuel</text:p>
      <text:p text:style-name="P1">********************************************************************************</text:p>
      <text:p text:style-name="P1"/>
      <text:p text:style-name="P17">Création d'un environnement virtuel</text:p>
      <text:p text:style-name="P1">$ export WORKON_HOME=~/my_envs</text:p>
      <text:p text:style-name="P1">$ mkdir -p $WORKON_HOME</text:p>
      <text:p text:style-name="P1">$ source /usr/local/bin/virtualenvwrapper.sh</text:p>
      <text:p text:style-name="P1">$ mkvirtualenv <text:span text:style-name="T44">lecteur_ba</text:span></text:p>
      <text:p text:style-name="P1"/>
      <text:p text:style-name="P17">Ajouter dans le .bashrc du user pi:</text:p>
      <text:p text:style-name="P1">export HOME_BA='/home/pi/my_envs/<text:span text:style-name="T47">lecteur_ba</text:span>'</text:p>
      <text:p text:style-name="P1">export AUTO_BA=0</text:p>
      <text:p text:style-name="P1">export WORKON_HOME=~/my_envs</text:p>
      <text:p text:style-name="P1">source /usr/local/bin/virtualenvwrapper.sh</text:p>
      <text:p text:style-name="P98">export FLASK_APP='/home/pi/my_envs/lecteur_ba/views.py' </text:p>
      <text:p text:style-name="P98">export FLASK_DEBUG=<text:span text:style-name="T48">0</text:span></text:p>
      <text:p text:style-name="P1"/>
      <text:p text:style-name="P1"/>
      <text:p text:style-name="P17">Cha<text:span text:style-name="T1">rger le nouvel </text:span>environnement</text:p>
      <text:p text:style-name="P1">$ workon <text:span text:style-name="T48">lecteur_ba</text:span></text:p>
      <text:p text:style-name="P1"/>
      <text:p text:style-name="P1"/>
      <text:p text:style-name="P6"><text:span text:style-name="T2">Installer dans l'environnement virtuel :</text:span> </text:p>
      <text:p text:style-name="P107"><text:span text:style-name="T37">(lecteur_ba)$</text:span>pip install simple-<text:span text:style-name="T33">crypt</text:span></text:p>
      <text:p text:style-name="P108"><text:span text:style-name="T48">(lecteur_ba)$</text:span>pip install Flask</text:p>
      <text:p text:style-name="P1"/>
      <text:p text:style-name="P1">d<text:span text:style-name="T1">bus ne s'installe pas correctement dans l'environnement virtuel, il faut le copier :</text:span></text:p>
      <text:p text:style-name="P109">$ <text:span text:style-name="T1">cd </text:span>/usr/lib/python2.7/dist-packages</text:p>
      <text:p text:style-name="P109">$ cp -r dbus ~/<text:span text:style-name="T1">my</text:span>_envs/<text:span text:style-name="T1">etoile_cinema</text:span>/lib/python2.7/site-packages/</text:p>
      <text:p text:style-name="P109">$ cp -r _dbus_*.so ~/<text:span text:style-name="T1">my</text:span>_envs/<text:span text:style-name="T1">etoile_cinema</text:span>/lib/python2.7/site-packages/</text:p>
      <text:p text:style-name="P6"/>
      <text:p text:style-name="P62">lirc ne s'installe pas correctement dans l'environnement virtuel, il faut le copier :</text:p>
      <text:p text:style-name="P110">$ <text:span text:style-name="T1">cd </text:span>/usr/lib/python2.7/dist-packages</text:p>
      <text:p text:style-name="P110">$ <text:span text:style-name="T1">cp *lirc*.so ~/my</text:span>_envs/<text:span text:style-name="T1">etoile_cinema</text:span>/lib/python2.7/site-packages/</text:p>
      <text:p text:style-name="P110">$ <text:span text:style-name="T1">cp *lirc*.egg-info ~/my</text:span>_envs/<text:span text:style-name="T1">etoile_cinema</text:span>/lib/python2.7/site-packages/</text:p>
      <text:p text:style-name="P1"/>
      <text:p text:style-name="P1"/>
      <text:p text:style-name="P141">Installation omxplayer-wrapper:</text:p>
      <text:p text:style-name="P142">Télécharger le fichier zip contenant le package depuis :</text:p>
      <text:p text:style-name="P142">https://github.com/willprice/python-omxplayer-wrapper</text:p>
      <text:p text:style-name="P143"/>
      <text:p text:style-name="P143"><text:span text:style-name="T51">Dezipper puis c</text:span>opier (avec filezilla) l<text:span text:style-name="T51">e fichier dans /tmp</text:span>.</text:p>
      <text:p text:style-name="P145">pi@raspberrypi:/tmp $ cd python-omxplayer-wrapper-develop/</text:p>
      <text:p text:style-name="P145"/>
      <text:p text:style-name="P145">On se place ensuite dans l'environnement virtuel <text:span text:style-name="T49">lecteur_ba</text:span> :</text:p>
      <text:p text:style-name="P145">pi@raspberrypi:/tmp/python-omxplayer-wrapper-develop $ workon <text:span text:style-name="T49">lecteur_ba</text:span></text:p>
      <text:p text:style-name="P144"><text:span text:style-name="T43">(lecteur_ba)pi@raspberrypi:/tmp $ </text:span>python setup.py install</text:p>
      <text:p text:style-name="P146"/>
      <text:p text:style-name="P7"/>
      <text:p text:style-name="P93">CONFIGURATION DU SON DE L'OMXPLAYER</text:p>
      <text:p text:style-name="P7">- <text:span text:style-name="T7">éditer le fichier /boot/config.txt et décommenter le ligne hdmi_drive=2</text:span></text:p>
      <text:p text:style-name="P129"># uncomment to force a HDMI mode rather than DVI. This can make audio work in</text:p>
      <text:p text:style-name="P130"># DMT (computer monitor) modes</text:p>
      <text:p text:style-name="P130">hdmi_drive=2</text:p>
      <text:p text:style-name="P7"/>
      <text:p text:style-name="P7"/>
      <text:p text:style-name="P3"/>
      <text:p text:style-name="P111">********************************************************************************</text:p>
      <text:p text:style-name="P29">Download de l'appli depuis github</text:p>
      <text:p text:style-name="P8">********************************************************************************</text:p>
      <text:p text:style-name="P1"/>
      <text:p text:style-name="P1"/>
      <text:p text:style-name="P20">Créer la clé ssh d'échange entre le raspberry et github :</text:p>
      <text:p text:style-name="P30">pi$ mkdir .ssh</text:p>
      <text:p text:style-name="P30">pi$ ssh-keygen -t rsa</text:p>
      <text:p text:style-name="P30">puis copier la clé contenue dans rsa-id.pub dans le compte github (bobun35)</text:p>
      <text:p text:style-name="P1"/>
      <text:p text:style-name="P1"/>
      <text:p text:style-name="P20">Download depuis github:</text:p>
      <text:p text:style-name="P30">(etoile_cinema)$ cd ~/my_envs/<text:span text:style-name="T50">lecteur_ba</text:span></text:p>
      <text:p text:style-name="P30">(etoile_cinema)$ git <text:span text:style-name="T4">init</text:span></text:p>
      <text:p text:style-name="P31">(etoile_cinema)$ <text:span text:style-name="T4">git remote add origin git@github.com:bobun35/lecteur_ba.git</text:span></text:p>
      <text:p text:style-name="P31">(etoile_cinema)$ <text:span text:style-name="T4">git config --global user.email "raspberry_etoile@orange.fr"</text:span></text:p>
      <text:p text:style-name="P31">(etoile_cinema)$ <text:span text:style-name="T4">git config --global user.name "raspberry_etoile"</text:span></text:p>
      <text:p text:style-name="P31">(etoile_cinema)$ <text:span text:style-name="T4">git pull origin master</text:span></text:p>
      <text:p text:style-name="P1"/>
      <text:p text:style-name="P1"/>
      <text:p text:style-name="P9"/>
      <text:p text:style-name="P1"/>
      <text:p text:style-name="P1"/>
      <text:p text:style-name="P4"/>
      <text:p text:style-name="P114">********************************************************************************</text:p>
      <text:p text:style-name="P32">Configuration <text:span text:style-name="T5">de la télécommande</text:span></text:p>
      <text:p text:style-name="P10">********************************************************************************</text:p>
      <text:p text:style-name="P34"/>
      <text:p text:style-name="P34"><text:span text:style-name="T6">sites web de référence </text:span>:</text:p>
      <text:p text:style-name="P34">http://blog.dorian-depriester.fr/linux/raspberry/utiliser-une-telecommande-infrarouge-pour-controler-xbmc</text:p>
      <text:p text:style-name="P34">https://openclassrooms.com/forum/sujet/ir-receiver-sur-raspberry-dans-un-programme-python</text:p>
      <text:p text:style-name="P34">https://github.com/tompreston/python-lirc</text:p>
      <text:p text:style-name="P34"><text:a xlink:type="simple" xlink:href="http://notepad.xavierdetourbet.com/?p=47" text:style-name="Internet_20_link">http://notepad.xavierdetourbet.com/?p=47</text:a></text:p>
      <text:p text:style-name="P34"/>
      <text:p text:style-name="P34"/>
      <text:p text:style-name="P34"/>
      <text:p text:style-name="P36">Modification des fichiers de conf du raspberry :</text:p>
      <text:p text:style-name="P36"/>
      <text:p text:style-name="P36">* éditer le fichier /etc/modules et ajouter lirc_dev sur une nouvelle ligne <text:s/>pour lancer dev lirc au boot :</text:p>
      <text:p text:style-name="P36"/>
      <text:p text:style-name="P118">pi@raspberrypi:~/my_envs/etoile_cinema $ cat /etc/modules</text:p>
      <text:p text:style-name="P116"># /etc/modules: kernel modules to load at boot time.</text:p>
      <text:p text:style-name="P116">#</text:p>
      <text:p text:style-name="P116"># This file contains the names of kernel modules that should be loaded</text:p>
      <text:p text:style-name="P116"># at boot time, one per line. Lines beginning with "#" are ignored.</text:p>
      <text:p text:style-name="P116"/>
      <text:p text:style-name="P116">i2c-dev</text:p>
      <text:p text:style-name="P116">lirc_dev</text:p>
      <text:p text:style-name="P36"/>
      <text:p text:style-name="P36"/>
      <text:p text:style-name="P36"/>
      <text:p text:style-name="P36">* éditer /boot/config.txt pour ajouter :</text:p>
      <text:p text:style-name="P36">dtoverlay=lirc-rpi, gpio_in_pin=18,gpio_in_pull=high</text:p>
      <text:p text:style-name="P119"># Uncomment this to enable the lirc-rpi module</text:p>
      <text:p text:style-name="P117">dtoverlay=lirc-rpi,gpio_in_pin=18,gpio_in_pull=high</text:p>
      <text:p text:style-name="P36"/>
      <text:p text:style-name="P36"/>
      <text:p text:style-name="P36">* modifier le fichier de configuration /etc/lirc/hardware.conf pour obtenir:</text:p>
      <text:p text:style-name="P118"># /etc/lirc/hardware.conf</text:p>
      <text:p text:style-name="P116">#</text:p>
      <text:p text:style-name="P116"># Arguments which will be used when launching lircd</text:p>
      <text:p text:style-name="P116">LIRCD_ARGS="--uinput"</text:p>
      <text:p text:style-name="P116"><text:s/></text:p>
      <text:p text:style-name="P116"># Don't start lircmd even if there seems to be a good config file</text:p>
      <text:p text:style-name="P116"># START_LIRCMD=false</text:p>
      <text:p text:style-name="P116"><text:s/></text:p>
      <text:p text:style-name="P116"># Don't start irexec, even if a good config file seems to exist.</text:p>
      <text:p text:style-name="P116"># START_IREXEC=false</text:p>
      <text:p text:style-name="P116"><text:s/></text:p>
      <text:p text:style-name="P116"># Try to load appropriate kernel modules</text:p>
      <text:p text:style-name="P116">LOAD_MODULES=true</text:p>
      <text:p text:style-name="P116"><text:s/></text:p>
      <text:p text:style-name="P116"># Run "lircd --driver=help" for a list of supported drivers.</text:p>
      <text:p text:style-name="P116">DRIVER="default"</text:p>
      <text:p text:style-name="P116"># usually /dev/lirc0 is the correct setting for systems using udev</text:p>
      <text:p text:style-name="P116">DEVICE="/dev/lirc0"</text:p>
      <text:p text:style-name="P116">MODULES="lirc_rpi"</text:p>
      <text:p text:style-name="P116"><text:s/></text:p>
      <text:p text:style-name="P116"># Default configuration files for your hardware if any</text:p>
      <text:p text:style-name="P116">LIRCD_CONF=""</text:p>
      <text:p text:style-name="P116">LIRCMD_CONF=""</text:p>
      <text:p text:style-name="P36"/>
      <text:p text:style-name="P36"/>
      <text:p text:style-name="P36"/>
      <text:p text:style-name="P36"/>
      <text:p text:style-name="P36"><text:soft-page-break/>* après reboot vérifier que tout va bien avec la commande:</text:p>
      <text:p text:style-name="P36">mode2 -d /dev/lirc0</text:p>
      <text:p text:style-name="P36">et appuyer sur les touches de la télécommandes (ctrl+c pour sortir)</text:p>
      <text:p text:style-name="P36"/>
      <text:p text:style-name="P37">* <text:span text:style-name="T8">configurer la télécommande en lançant :</text:span></text:p>
      <text:p text:style-name="P37"><text:span text:style-name="T8">$</text:span>irrecord -d /dev/lirc0 ~/lircd.conf</text:p>
      <text:p text:style-name="P36">suivre les indications de configurations de la telecommande.</text:p>
      <text:p text:style-name="P67">Enregistrer </text:p>
      <text:p text:style-name="P39">Cela crée un fichier de configuration ~/lircd.conf</text:p>
      <text:p text:style-name="P66"/>
      <text:p text:style-name="P134">begin remote</text:p>
      <text:p text:style-name="P136"/>
      <text:p text:style-name="P136"><text:s text:c="2"/>name <text:s/>/home/pi/lircd.conf.conf</text:p>
      <text:p text:style-name="P136"><text:s text:c="2"/>bits <text:s text:c="10"/>16</text:p>
      <text:p text:style-name="P136"><text:s text:c="2"/>flags SPACE_ENC|CONST_LENGTH</text:p>
      <text:p text:style-name="P136"><text:s text:c="2"/>eps <text:s text:c="11"/>30</text:p>
      <text:p text:style-name="P136"><text:s text:c="2"/>aeps <text:s text:c="9"/>100</text:p>
      <text:p text:style-name="P136"/>
      <text:p text:style-name="P136"><text:s text:c="2"/>header <text:s text:c="6"/>9001 <text:s/>4424</text:p>
      <text:p text:style-name="P136"><text:s text:c="2"/>one <text:s text:c="10"/>613 <text:s/>1614</text:p>
      <text:p text:style-name="P136"><text:s text:c="2"/>zero <text:s text:c="9"/>613 <text:s text:c="2"/>499</text:p>
      <text:p text:style-name="P136"><text:s text:c="2"/>ptrail <text:s text:c="7"/>611</text:p>
      <text:p text:style-name="P136"><text:s text:c="2"/>repeat <text:s text:c="6"/>9002 <text:s/>2189</text:p>
      <text:p text:style-name="P136"><text:s text:c="2"/>pre_data_bits <text:s text:c="2"/>16</text:p>
      <text:p text:style-name="P136"><text:s text:c="2"/>pre_data <text:s text:c="6"/>0x6170</text:p>
      <text:p text:style-name="P136"><text:s text:c="2"/>gap <text:s text:c="9"/>107424</text:p>
      <text:p text:style-name="P136"><text:s text:c="2"/>toggle_bit_mask 0x0</text:p>
      <text:p text:style-name="P136"/>
      <text:p text:style-name="P136"><text:tab/>begin codes</text:p>
      <text:p text:style-name="P136"><text:s text:c="10"/>KEY_STOP <text:s text:c="16"/>0x24DB</text:p>
      <text:p text:style-name="P136"><text:s text:c="10"/>KEY_PLAYPAUSE <text:s text:c="11"/>0xA45B</text:p>
      <text:p text:style-name="P136"><text:s text:c="10"/>KEY_HOME <text:s text:c="16"/>0x28D7</text:p>
      <text:p text:style-name="P136"><text:s text:c="10"/>KEY_BACK <text:s text:c="16"/>0x50AF</text:p>
      <text:p text:style-name="P136"><text:s text:c="10"/>KEY_SELECT <text:s text:c="14"/>0xA857</text:p>
      <text:p text:style-name="P136"><text:s text:c="10"/>KEY_LEFT <text:s text:c="16"/>0xD827</text:p>
      <text:p text:style-name="P136"><text:s text:c="10"/>KEY_RIGHT <text:s text:c="15"/>0x38C7</text:p>
      <text:p text:style-name="P136"><text:s text:c="10"/>KEY_UP <text:s text:c="18"/>0xD02F</text:p>
      <text:p text:style-name="P136"><text:s text:c="10"/>KEY_DOWN <text:s text:c="16"/>0x30CF</text:p>
      <text:p text:style-name="P136"><text:s text:c="10"/>KEY_FASTFORWARD <text:s text:c="9"/>0x649B</text:p>
      <text:p text:style-name="P136"><text:s text:c="10"/>KEY_REWIND <text:s text:c="14"/>0xB847</text:p>
      <text:p text:style-name="P136"><text:s text:c="10"/>KEY_VOLUMEDOWN <text:s text:c="10"/>0x708F</text:p>
      <text:p text:style-name="P136"><text:s text:c="10"/>KEY_VOLUMEUP <text:s text:c="12"/>0xB04F</text:p>
      <text:p text:style-name="P136"><text:s text:c="10"/>KEY_MUTE <text:s text:c="16"/>0xF00F</text:p>
      <text:p text:style-name="P136"><text:s text:c="10"/>KEY_WAKEUP <text:s text:c="14"/>0x48B7</text:p>
      <text:p text:style-name="P136"><text:s text:c="6"/>end codes</text:p>
      <text:p text:style-name="P136"/>
      <text:p text:style-name="P136">end remote</text:p>
      <text:p text:style-name="P68"/>
      <text:p text:style-name="P36"/>
      <text:p text:style-name="P36"/>
      <text:p text:style-name="P36">* copier le fichier de conf <text:span text:style-name="T8">à la place du précédent dans /etc/lirc</text:span> puis restarter le démon:</text:p>
      <text:p text:style-name="P36"><text:span text:style-name="T8">$ </text:span>sudo cp lircd.conf /etc/lirc/lircd.conf</text:p>
      <text:p text:style-name="P35"/>
      <text:p text:style-name="P34"/>
      <text:p text:style-name="P65"><text:span text:style-name="T24">* créer le fichier</text:span> /<text:span text:style-name="T25">etc/lirc/</text:span><text:span text:style-name="Source_20_Text">lircrc </text:span><text:span text:style-name="Source_20_Text"><text:span text:style-name="T25">comme suit :</text:span></text:span></text:p>
      <text:p text:style-name="P65"><text:span text:style-name="Source_20_Text"/></text:p>
      <text:p text:style-name="P135"><text:span text:style-name="Source_20_Text"><text:span text:style-name="T26">begin</text:span></text:span></text:p>
      <text:p text:style-name="P137"><text:span text:style-name="Source_20_Text"><text:span text:style-name="T26"><text:s text:c="4"/>prog = telecommande</text:span></text:span></text:p>
      <text:p text:style-name="P137"><text:span text:style-name="Source_20_Text"><text:span text:style-name="T26"><text:s text:c="4"/>button = KEY_STOP</text:span></text:span></text:p>
      <text:p text:style-name="P137"><text:span text:style-name="Source_20_Text"><text:span text:style-name="T26"><text:s text:c="4"/>config = stop</text:span></text:span></text:p>
      <text:p text:style-name="P137"><text:span text:style-name="Source_20_Text"><text:span text:style-name="T26">end</text:span></text:span></text:p>
      <text:p text:style-name="P137"><text:span text:style-name="Source_20_Text"><text:span text:style-name="T26"/></text:span></text:p>
      <text:p text:style-name="P137"><text:span text:style-name="Source_20_Text"><text:span text:style-name="T26">begin</text:span></text:span></text:p>
      <text:p text:style-name="P137"><text:soft-page-break/><text:span text:style-name="Source_20_Text"><text:span text:style-name="T26"><text:s text:c="4"/>prog = telecommande</text:span></text:span></text:p>
      <text:p text:style-name="P137"><text:span text:style-name="Source_20_Text"><text:span text:style-name="T26"><text:s text:c="4"/>button = KEY_PLAYPAUSE</text:span></text:span></text:p>
      <text:p text:style-name="P137"><text:span text:style-name="Source_20_Text"><text:span text:style-name="T26"><text:s text:c="4"/>config = play</text:span></text:span></text:p>
      <text:p text:style-name="P137"><text:span text:style-name="Source_20_Text"><text:span text:style-name="T26">end</text:span></text:span></text:p>
      <text:p text:style-name="P137"><text:span text:style-name="Source_20_Text"><text:span text:style-name="T26"/></text:span></text:p>
      <text:p text:style-name="P137"><text:span text:style-name="Source_20_Text"><text:span text:style-name="T26">begin</text:span></text:span></text:p>
      <text:p text:style-name="P137"><text:span text:style-name="Source_20_Text"><text:span text:style-name="T26"><text:s text:c="4"/>prog = telecommande</text:span></text:span></text:p>
      <text:p text:style-name="P137"><text:span text:style-name="Source_20_Text"><text:span text:style-name="T26"><text:s text:c="4"/>button = KEY_WAKEUP</text:span></text:span></text:p>
      <text:p text:style-name="P137"><text:span text:style-name="Source_20_Text"><text:span text:style-name="T26"><text:s text:c="4"/>config = shutdown</text:span></text:span></text:p>
      <text:p text:style-name="P137"><text:span text:style-name="Source_20_Text"><text:span text:style-name="T26">end</text:span></text:span></text:p>
      <text:p text:style-name="P137"><text:span text:style-name="Source_20_Text"><text:span text:style-name="T26"/></text:span></text:p>
      <text:p text:style-name="P137"><text:span text:style-name="Source_20_Text"><text:span text:style-name="T26"/></text:span></text:p>
      <text:p text:style-name="P137"><text:span text:style-name="Source_20_Text"><text:span text:style-name="T26">begin</text:span></text:span></text:p>
      <text:p text:style-name="P137"><text:span text:style-name="Source_20_Text"><text:span text:style-name="T26"><text:s text:c="4"/>prog = telecommande</text:span></text:span></text:p>
      <text:p text:style-name="P137"><text:span text:style-name="Source_20_Text"><text:span text:style-name="T26"><text:s text:c="4"/>button = KEY_SELECT</text:span></text:span></text:p>
      <text:p text:style-name="P137"><text:span text:style-name="Source_20_Text"><text:span text:style-name="T26"><text:s text:c="4"/>delay = 1</text:span></text:span></text:p>
      <text:p text:style-name="P137"><text:span text:style-name="Source_20_Text"><text:span text:style-name="T26"><text:s text:c="4"/>config = play</text:span></text:span></text:p>
      <text:p text:style-name="P137"><text:span text:style-name="Source_20_Text"><text:span text:style-name="T26"><text:s text:c="4"/>config = stop</text:span></text:span></text:p>
      <text:p text:style-name="P137"><text:span text:style-name="Source_20_Text"><text:span text:style-name="T26">end</text:span></text:span></text:p>
      <text:p text:style-name="P138"><text:span text:style-name="Source_20_Text"><text:span text:style-name="T27"/></text:span></text:p>
      <text:p text:style-name="P38">* <text:span text:style-name="T25">relancer lirc :</text:span></text:p>
      <text:p text:style-name="P38"><text:span text:style-name="T8">$ </text:span>sudo /etc/init.d/lirc restart</text:p>
      <text:p text:style-name="P34"/>
      <text:p text:style-name="P34"/>
      <text:p text:style-name="P34"/>
      <text:p text:style-name="P34"/>
      <text:p text:style-name="P5"/>
      <text:p text:style-name="P113"/>
      <text:p text:style-name="P5">********************************************************************************</text:p>
      <text:p text:style-name="P33">Configuration <text:span text:style-name="T5">de l'appli</text:span></text:p>
      <text:p text:style-name="P14">********************************************************************************</text:p>
      <text:p text:style-name="P14"/>
      <text:p text:style-name="P100">* <text:span text:style-name="T38">Mise en place du ftp :</text:span></text:p>
      <text:p text:style-name="P101">$ sudo mkdir /var/bapd</text:p>
      <text:p text:style-name="P101"><text:span text:style-name="T38">$ </text:span>sudo chmod a+w /var/bapd</text:p>
      <text:p text:style-name="P102">Création du fichier crypté contenant le login, password FTP :</text:p>
      <text:p text:style-name="P102">$ python</text:p>
      <text:p text:style-name="P103">&gt;&gt;&gt;import simplecrypt</text:p>
      <text:p text:style-name="P104">&gt;&gt;&gt;cipher = simplecrypt.encrypt('etoilecinema', 'Et0ileCinema')</text:p>
      <text:p text:style-name="P104"><text:span text:style-name="T39">(attendre)</text:span> </text:p>
      <text:p text:style-name="P104">&gt;&gt;&gt;import pickle </text:p>
      <text:p text:style-name="P104">&gt;&gt;&gt;with open('/var/bapd/refence', 'wb') as f: </text:p>
      <text:p text:style-name="P104">... <text:s text:c="4"/>mon_pick = pickle.Pickler(f) </text:p>
      <text:p text:style-name="P104">... <text:s text:c="4"/>mon_pick.dump(cipher)</text:p>
      <text:p text:style-name="P105">&gt;&gt;&gt;exit()</text:p>
      <text:p text:style-name="P79"><text:span text:style-name="Source_20_Text"><text:span text:style-name="T45">$sudo chmod a-w /var/bapd</text:span></text:span></text:p>
      <text:p text:style-name="P79"><text:span text:style-name="Source_20_Text"><text:span text:style-name="T46">=&gt; dernière commande nécessaire pour enlever les droits en écriture sur ce fichier</text:span></text:span></text:p>
      <text:p text:style-name="P75"><text:span text:style-name="Source_20_Text"/></text:p>
      <text:p text:style-name="P42">* Création de /var/bande_annonces <text:span text:style-name="T9">(mettre les droits pour pi:pi)</text:span></text:p>
      <text:p text:style-name="P92">pi@raspberrypi:~ $ sudo mkdir /var/bande_annonces</text:p>
      <text:p text:style-name="P92">pi@raspberrypi:~ $ sudo chown pi:<text:span text:style-name="T44">pi</text:span> /var/bande_annonces</text:p>
      <text:p text:style-name="P92">pi@raspberrypi:~ $ sudo mkdir /var/<text:span text:style-name="T42">bande_annonces_static</text:span></text:p>
      <text:p text:style-name="P92">pi@raspberrypi:~ $ sudo chown pi:<text:span text:style-name="T44">pi</text:span> /var/ <text:span text:style-name="T42">bande_annonces_static</text:span></text:p>
      <text:p text:style-name="P92">pi@raspberrypi:~ $ sudo mkdir /var/bande_annonces_slide_promo/</text:p>
      <text:p text:style-name="P92">pi@raspberrypi:~ $ sudo chown pi:<text:span text:style-name="T44">pi</text:span> /var/bande_annonces_slide_promo</text:p>
      <text:p text:style-name="P42"/>
      <text:p text:style-name="P42">* Créations du fichier de log <text:span text:style-name="T10">dans /var/log</text:span> :</text:p>
      <text:p text:style-name="P99">pi@raspberrypi:/var/log $ sudo mkdir lecteur_ba </text:p>
      <text:p text:style-name="P99">pi@raspberrypi:/var/log $ sudo chmod a+rwx lecteur_ba/ </text:p>
      <text:p text:style-name="P42"/>
      <text:p text:style-name="P42"/>
      <text:p text:style-name="P22">Configuration<text:span text:style-name="T13">s</text:span> en lien avec LXDE :</text:p>
      <text:p text:style-name="P23"/>
      <text:p text:style-name="P49">* <text:span text:style-name="T14">création des raccourcis de lancement automatique de l'appli bande annonce et feh :</text:span></text:p>
      <text:p text:style-name="P125">pi@raspberrypi:~/.config/autostart $ pwd</text:p>
      <text:p text:style-name="P120">/home/pi/.config/autostart</text:p>
      <text:p text:style-name="P120">pi@raspberrypi:~/.config/autostart $ ls -lrt</text:p>
      <text:p text:style-name="P120">total 12</text:p>
      <text:p text:style-name="P120">-rw-r--r-- 1 pi pi 187 févr. <text:s/>3 15:48 BaEtoileCinema-setup.desktop</text:p>
      <text:p text:style-name="P120">-rw-r--r-- 1 pi pi 215 févr. <text:s/>3 15:59 LXinput-setup.desktop</text:p>
      <text:p text:style-name="P120">-rw-r--r-- 1 pi pi 165 févr. 27 17:43 feh.desktop</text:p>
      <text:p text:style-name="P121"/>
      <text:p text:style-name="P122">pi@raspberrypi:~/.config/autostart $ cat BaEtoileCinema-setup.desktop</text:p>
      <text:p text:style-name="P122">[Desktop Entry]</text:p>
      <text:p text:style-name="P122">Type=Application</text:p>
      <text:p text:style-name="P122">Name=Ba autostart</text:p>
      <text:p text:style-name="P122">Comment=Setup keyboard and mouse using settings done in LXInput</text:p>
      <text:p text:style-name="P122">Exec=lxterminal -e "/bin/bash -i /home/pi/my_envs/<text:span text:style-name="T44">lecteur_ba</text:span>/run.sh"</text:p>
      <text:p text:style-name="P122"/>
      <text:p text:style-name="P122">pi@raspberrypi:~/.config/autostart $ cat feh.desktop</text:p>
      <text:p text:style-name="P122">[Desktop Entry]</text:p>
      <text:p text:style-name="P122">Type=Application</text:p>
      <text:p text:style-name="P122">Name=feh autostart</text:p>
      <text:p text:style-name="P122">Comment=Setup keyboard and mouse using settings done in LXInput</text:p>
      <text:p text:style-name="P122">Exec=lxterminal -e "sh /home/pi/.fehbg &amp;"</text:p>
      <text:p text:style-name="P122"/>
      <text:p text:style-name="P42">* <text:span text:style-name="T14">modification autostart de l'openbox :</text:span></text:p>
      <text:p text:style-name="P126">pi@raspberrypi:~/.config/openbox $ pwd</text:p>
      <text:p text:style-name="P122">/home/pi/.config/openbox</text:p>
      <text:p text:style-name="P122"><text:soft-page-break/>pi@raspberrypi:~/.config/openbox $ cat autostart </text:p>
      <text:p text:style-name="P122">sh ~/.fehbg &amp;</text:p>
      <text:p text:style-name="P42"/>
      <text:p text:style-name="P42">* <text:span text:style-name="T15">modifier l'autostart de ~/.config/lxsession/LXDE-pi</text:span></text:p>
      <text:p text:style-name="P127">pi@raspberrypi:~/.config/lxsession/LXDE-pi $ pwd</text:p>
      <text:p text:style-name="P123">/home/pi/.config/lxsession/LXDE-pi</text:p>
      <text:p text:style-name="P123">pi@raspberrypi:~/.config/lxsession/LXDE-pi $ cat autostart </text:p>
      <text:p text:style-name="P123">@lxpanel --profile LXDE-pi</text:p>
      <text:p text:style-name="P123">@pcmanfm --desktop-off --profile LXDE-pi</text:p>
      <text:p text:style-name="P123">#@xscreensaver -no-splash</text:p>
      <text:p text:style-name="P123">@xset s off</text:p>
      <text:p text:style-name="P123">@xset -dpms</text:p>
      <text:p text:style-name="P123">@xset s noblank</text:p>
      <text:p text:style-name="P123">@unclutter -display :0 -noevents -grab</text:p>
      <text:p text:style-name="P42"/>
      <text:p text:style-name="P42">* <text:span text:style-name="T16">modifier la configuration de pcmanfm :</text:span></text:p>
      <text:p text:style-name="P128">pi@raspberrypi:~/.config/pcmanfm/LXDE-pi $ pwd</text:p>
      <text:p text:style-name="P124">/home/pi/.config/pcmanfm/LXDE-pi</text:p>
      <text:p text:style-name="P124"/>
      <text:p text:style-name="P124">pi@raspberrypi:~/.config/pcmanfm/LXDE-pi $ cat pcmanfm.conf </text:p>
      <text:p text:style-name="P124">[config]</text:p>
      <text:p text:style-name="P124">bm_open_method=0</text:p>
      <text:p text:style-name="P124"/>
      <text:p text:style-name="P124">[volume]</text:p>
      <text:p text:style-name="P124">mount_on_startup=1</text:p>
      <text:p text:style-name="P124">mount_removable=1</text:p>
      <text:p text:style-name="P124">autorun=0</text:p>
      <text:p text:style-name="P124"/>
      <text:p text:style-name="P124">[ui]</text:p>
      <text:p text:style-name="P124">always_show_tabs=0</text:p>
      <text:p text:style-name="P124">max_tab_chars=32</text:p>
      <text:p text:style-name="P124">win_width=590</text:p>
      <text:p text:style-name="P124">win_height=375</text:p>
      <text:p text:style-name="P124">splitter_pos=288</text:p>
      <text:p text:style-name="P124">media_in_new_tab=0</text:p>
      <text:p text:style-name="P124">desktop_folder_new_win=0</text:p>
      <text:p text:style-name="P124">change_tab_on_drop=1</text:p>
      <text:p text:style-name="P124">close_on_unmount=1</text:p>
      <text:p text:style-name="P124">focus_previous=0</text:p>
      <text:p text:style-name="P124">side_pane_mode=dirtree</text:p>
      <text:p text:style-name="P124">view_mode=icon</text:p>
      <text:p text:style-name="P124">show_hidden=0</text:p>
      <text:p text:style-name="P124">sort=gicon;ascending;</text:p>
      <text:p text:style-name="P124">toolbar=newtab;navigation;home;</text:p>
      <text:p text:style-name="P124">show_statusbar=1</text:p>
      <text:p text:style-name="P124">pathbar_mode_buttons=0</text:p>
      <text:p text:style-name="P42"/>
      <text:p text:style-name="P42">* <text:span text:style-name="T17">rebooter et verifier qu'aucune fenêtre ne s'ouvre quand on plug une clé usb</text:span></text:p>
      <text:p text:style-name="P42"/>
      <text:p text:style-name="P42"/>
      <text:p text:style-name="P21"><text:span text:style-name="T12">O</text:span>perations avec l'interface graphique :</text:p>
      <text:p text:style-name="P44">* cacher la taskbar (taskbar, click droit, panel settings/Advanced/Minimise panel when not used)</text:p>
      <text:p text:style-name="P44"/>
      <text:p text:style-name="P44"/>
      <text:p text:style-name="P15">Configuration feh :</text:p>
      <text:p text:style-name="P48">Lancer une première fois feh pour créer le fichier ~/.fehbg</text:p>
      <text:p text:style-name="P48">$ export DISPLAY=:0.0</text:p>
      <text:p text:style-name="P48">$ feh –-bg-scale '/var/bande_annonces_static/black.jpg'</text:p>
      <text:p text:style-name="P48"/>
      <text:p text:style-name="P48"/>
      <text:p text:style-name="P48"/>
      <text:p text:style-name="P115">Installation de l'applicatif <text:span text:style-name="T18">de download et préparation des bande-annonces</text:span></text:p>
      <text:p text:style-name="P44"/>
      <text:p text:style-name="P44"/>
      <text:p text:style-name="P26">Installation outil convert :</text:p>
      <text:p text:style-name="P51">sudo apt-get install imagemagick</text:p>
      <text:p text:style-name="P44"/>
      <text:p text:style-name="P44"/>
      <text:p text:style-name="P18">Création d'un environnement virtuel</text:p>
      <text:p text:style-name="P53">$ cd ~/my_envs</text:p>
      <text:p text:style-name="P11">$ mkvirtualenv <text:span text:style-name="T19">client_ba</text:span></text:p>
      <text:p text:style-name="P11"/>
      <text:p text:style-name="P11"/>
      <text:p text:style-name="P18">Ajouter dans le .bashrc du user:</text:p>
      <text:p text:style-name="P11">export WORKON_HOME=~/my_envs</text:p>
      <text:p text:style-name="P11">source /usr/local/bin/virtualenvwrapper.sh</text:p>
      <text:p text:style-name="P11"/>
      <text:p text:style-name="P11"/>
      <text:p text:style-name="P19">d<text:span text:style-name="T1">bus ne s'installe pas correctement dans l'environnement virtuel, il faut le copier :</text:span></text:p>
      <text:p text:style-name="P12">(<text:span text:style-name="T19">client_ba</text:span>)$ <text:span text:style-name="T1">cd </text:span>/usr/lib/python2.7/dist-packages</text:p>
      <text:p text:style-name="P13">(<text:span text:style-name="T19">client_ba</text:span>)$ cp -r dbus ~/<text:span text:style-name="T1">my</text:span>_envs/<text:span text:style-name="T19">client_ba</text:span>/lib/python2.7/site-packages/</text:p>
      <text:p text:style-name="P12">(<text:span text:style-name="T19">client_ba</text:span>)$ cp -r _dbus_*.so ~/<text:span text:style-name="T1">my</text:span>_envs/<text:span text:style-name="T19">client_ba</text:span>/lib/python2.7/site-packages/</text:p>
      <text:p text:style-name="P11"/>
      <text:p text:style-name="P11"/>
      <text:p text:style-name="P18">Cha<text:span text:style-name="T1">rger le nouvel </text:span>environnement</text:p>
      <text:p text:style-name="P11">$ workon <text:span text:style-name="T20">client_ba</text:span></text:p>
      <text:p text:style-name="P11"/>
      <text:p text:style-name="P11"/>
      <text:p text:style-name="P11"><text:span text:style-name="T2">Installer dans l'environnement virtuel :</text:span> </text:p>
      <text:p text:style-name="P11">(<text:span text:style-name="T21">client_ba</text:span>)$pip install youtube-dl</text:p>
      <text:p text:style-name="P11"/>
      <text:p text:style-name="P11"/>
      <text:p text:style-name="P24">Download de l'outil depuis le dépôt git :</text:p>
      <text:p text:style-name="P52">$ <text:span text:style-name="T22">cd ~/my_envs/client_ba</text:span></text:p>
      <text:p text:style-name="P52"><text:span text:style-name="T22">$</text:span> git <text:span text:style-name="T22">init</text:span></text:p>
      <text:p text:style-name="P52"><text:span text:style-name="T22">$ git pull</text:span> <text:a xlink:type="simple" xlink:href="https://github.com/bobun35/client_ba.git" text:style-name="Internet_20_link">https://github.com/bobun35/client_ba.git</text:a></text:p>
      <text:p text:style-name="P52"/>
      <text:p text:style-name="P52"/>
      <text:p text:style-name="P25">Lancement de l'appli :</text:p>
      <text:p text:style-name="P54"/>
      <text:p text:style-name="P54">Il faut un fichier <text:span text:style-name="T23">nommé programme.</text:span>csv bien formatté, <text:span text:style-name="T23">tel que celui-ci :</text:span></text:p>
      <text:p text:style-name="P56">45 ANS en VOSTF;https://www.youtube.com/watch?v=1GhyVl_KsaM;03/03/2016;jeudi 3 février 2016 à 20h30</text:p>
      <text:p text:style-name="P56">DEADPOOL (interdit -12 ans);https://www.youtube.com/watch?v=4rLCyK2ynB0;06/03/2016;vendredi 4 mars 2016 à 21 h00 ;dimanche 6 mars 2016 à 20h30</text:p>
      <text:p text:style-name="P56">CHAIR DE POULE;https://www.youtube.com/watch?v=3xEPu4R09bM;06/03/2016;samedi 5 mars 2016 à 21 h 00 ;dimanche 6 mars 2016 à 17h00</text:p>
      <text:p text:style-name="P55"/>
      <text:p text:style-name="P55">1ere colonne : titre</text:p>
      <text:p text:style-name="P55">2eme colonne : url de download</text:p>
      <text:p text:style-name="P55">3eme colonne : end_date (date après laquelle la ba ne doit plus être diffusée)</text:p>
      <text:p text:style-name="P55">4ème, 5ème et 6ème colonne : dates de diffusion (3 dates max)</text:p>
      <text:p text:style-name="P55"/>
      <text:p text:style-name="P16">Puis lancer l'appli de chargement :</text:p>
      <text:p text:style-name="P131">claire@D630:~/projet_python/python2_envs/ba_dl/sources$ python ba_dl_thread.py /media/claire/4E53-05B4/sauvegarde/programme.csv -dir /tmp</text:p>
      <text:p text:style-name="P57"/>
      <text:p text:style-name="P57">Les paramètres sont le fichier csv (full path) et le répertoire dans lequel seront stockés les fichiers mp4 et jpg.</text:p>
      <text:p text:style-name="P57"/>
      <text:p text:style-name="P131"><text:soft-page-break/>claire@D630:~/my_envs/ba_dl/sources$ python ba_dl_thread.py --help</text:p>
      <text:p text:style-name="P132">usage: ba_dl_thread.py [-h] [-dir BA_DIRECTORY] csv_file</text:p>
      <text:p text:style-name="P132"/>
      <text:p text:style-name="P132">positional arguments:</text:p>
      <text:p text:style-name="P132"><text:s text:c="2"/>csv_file <text:s text:c="13"/>full path of the csv file</text:p>
      <text:p text:style-name="P132"/>
      <text:p text:style-name="P132">optional arguments:</text:p>
      <text:p text:style-name="P132"><text:s text:c="2"/>-h, --help <text:s text:c="11"/>show this help message and exit</text:p>
      <text:p text:style-name="P132"><text:s text:c="2"/>-dir BA_DIRECTORY, --directory BA_DIRECTORY</text:p>
      <text:p text:style-name="P132"><text:s text:c="24"/>full path of the directory where to save ba and slides</text:p>
      <text:p text:style-name="P133"/>
      <text:p text:style-name="P44"/>
      <text:p text:style-name="P27">Commande pour ajouter des captions sur une image de fond :</text:p>
      <text:p text:style-name="P58"/>
      <text:p text:style-name="P58">claire@D630:~/projet_python/python2_envs/ba_dl/images$ convert -font /usr/share/fonts/truetype/freefont/FreeSansOblique.ttf -pointsize 65 -fill red -draw 'text 150,240 "Amis Publics" ' -pointsize 45 -fill white -draw 'text 150,350 "mercredi 24 février à 20h30" ' -pointsize 45 -fill white -draw 'text 150,450 "vendredi 26 février à 21h00" ' -pointsize 45 -fill white -draw 'text 150,550 "dimanche 28 février à 17h00" ' prochainement_titre.jpg amis_publics_freesans.jpg</text:p>
      <text:p text:style-name="P44"/>
      <text:p text:style-name="P69"><text:span text:style-name="T29">long titre</text:span> :</text:p>
      <text:p text:style-name="P59">claire@D630:~/projet_python/python2_envs/ba_dl/images$ convert -font /usr/share/fonts/truetype/freefont/FreeSansOblique.ttf <text:span text:style-name="T30">-pointsize </text:span><text:span text:style-name="T31">5</text:span><text:span text:style-name="T30">5</text:span> -fill red -draw 'text 150,2<text:span text:style-name="T32">0</text:span>0 "<text:span text:style-name="T28">Alice de l Autre Côté du Miroir</text:span>" ' -pointsize 45 -fill white -draw 'text 150,350 "mercredi 24 février à 20h30" ' -pointsize 45 -fill white -draw 'text 150,450 "vendredi 26 février à 21h00" ' -pointsize 45 -fill white -draw 'text 150,550 "dimanche 28 février à 17h00" ' <text:span text:style-name="T28">/home/claire/projet_python/python2_envs/ba_dl/images/prochainement_titre.jpg /home/claire/video/2016_6_5__Alice_de_l_Autre_C_t_du_Miroir_-_Bande-annonce_finale_VF</text:span>.jpg</text:p>
      <text:p text:style-name="P69"/>
      <text:p text:style-name="P70">long titre et 5 dates :</text:p>
      <text:p text:style-name="P70">claire@D630:~/video$ convert -font /usr/share/fonts/truetype/freefont/FreeSansOblique.ttf -pointsize 55 -fill red -draw 'text 70,200 "Alice de l Autre Côté du Miroir" ' -pointsize 35 -fill white -draw 'text 150,290 "mercredi 01 juin à 17h00 (2D)" ' -pointsize 35 -fill white -draw 'text 150,360 "jeudi 02 juin à 20h30 (2D)" ' -pointsize 35 -fill white -draw 'text 150,430 "vendredi 03 juin à 21h00 (3D)" ' -pointsize 35 -fill white -draw 'text 150,500 "samedi 04 juin à 21h00 (3D)" ' -pointsize 35 -fill white -draw 'text 150,570 "dimanche 05 juin à 17h00 (2D)" ' /home/claire/projet_python/python2_envs/ba_dl/images/prochainement_titre.jpg /home/claire/video/2016_6_5__Alice_de_l_Autre_C_t_du_Miroir_-_Bande-annonce_finale_VF.jpg</text:p>
      <text:p text:style-name="P44"/>
      <text:p text:style-name="P44"/>
      <text:p text:style-name="P81">lon<text:span text:style-name="T36">g</text:span> titre et 4 dates :</text:p>
      <text:p text:style-name="P71">convert -font /usr/share/fonts/truetype/freefont/FreeSansOblique.ttf -pointsize 55 -fill red -draw 'text 70,200 "<text:span text:style-name="T35">Independance Day: Resurgence</text:span>" ' -pointsize <text:span text:style-name="T35">42</text:span> -fill white -draw 'text 150,<text:span text:style-name="T35">30</text:span>0 "<text:span text:style-name="T35">mercredi 03 août 2016 à 20h45</text:span>" ' -pointsize <text:span text:style-name="T35">42</text:span> -fill white -draw 'text 150,3<text:span text:style-name="T35">8</text:span>0 "<text:span text:style-name="T35">jeudi 04 août 2016 à 20h45</text:span>" ' -pointsize <text:span text:style-name="T35">42</text:span> -fill white -draw 'text 150,4<text:span text:style-name="T35">6</text:span>0 "<text:span text:style-name="T35">vendredi 05 août 2016 à 20h45</text:span>" ' -pointsize <text:span text:style-name="T35">42</text:span> -fill white -draw 'text 150,5<text:span text:style-name="T35">4</text:span>0 "<text:span text:style-name="T35">dimanche 07 août 2016 à 20h45</text:span>" ' /home/claire/<text:span text:style-name="T35">my_envs</text:span>/<text:span text:style-name="T35">client_ba</text:span>/images/prochainement_titre.jpg /<text:span text:style-name="T35">tmp</text:span>/<text:span text:style-name="T35">2016_8_7__Independence_Day_-_Resurgence_-_Bande_annonce_Officielle_VF_HD</text:span>.jpg</text:p>
      <text:p text:style-name="P44"/>
      <text:p text:style-name="P44"/>
      <text:p text:style-name="P82">titre court et 4 dates :</text:p>
      <text:p text:style-name="P82">convert -font /usr/share/fonts/truetype/freefont/FreeSansOblique.ttf -pointsize 65 -fill red -draw 'text 70,200 "L Age de Glace 5" ' -pointsize 42 -fill white -draw 'text 150,300 "mercredi 27 juillet 2016 à 20h45" ' -pointsize 42 -fill <text:soft-page-break/>white -draw 'text 150,380 "jeudi 28 juillet 2016 à 20h45" ' -pointsize 42 -fill white -draw 'text 150,460 "vendredi 29 juillet 2016 à 20h45" ' -pointsize 42 -fill white -draw 'text 150,540 "dimanche 31 juillet 2016 à 20h45" ' <text:s/>/home/claire/my_envs/client_ba/images/prochainement_titre.jpg /tmp/2016_7_31__L_Age_de_Glace_-_Les_lois_de_l_univers_-_Bande_annonce_2_Officielle_VF_HD.jpg</text:p>
      <text:p text:style-name="P82"/>
      <text:p text:style-name="P94">Titre du film sur deux lignes :</text:p>
      <text:p text:style-name="P94">(client_ba) poky@poky-Latitude-E6400:~/my_envs/client_ba/sources$ convert -font /usr/share/fonts/truetype/freefont/FreeSansOblique.ttf -pointsize 55 -fill red -draw 'text 100,240 "Fuocoammare,' -pointsize 55 -fill red -draw 'text 150, 310 "par delà Lampedusa (VOSTF)" ' <text:s/>-pointsize 45 -fill white -draw 'text 200,450 "mercredi 02 novembre 2016 à 20h30" ' <text:s/>/var/bande_annonces_slide/template_1.jpg /tmp/2016_11_2__FUOCOAMMARE_Bande_Annonce_Ours_d_Or_Berlinale_2016.jpg </text:p>
      <text:p text:style-name="P72"/>
      <text:p text:style-name="P72"/>
      <text:p text:style-name="P44"/>
      <text:p text:style-name="P44">******************************************************</text:p>
      <text:p text:style-name="P85">A ajouter</text:p>
      <text:p text:style-name="P85">******************************************************</text:p>
      <text:p text:style-name="P80"/>
      <text:p text:style-name="P84">POUR LE FTP</text:p>
      <text:p text:style-name="P80">$sudo apt-get install build-essential libssl-dev libffi-dev python-dev</text:p>
      <text:p text:style-name="P80">$workon etoilecinema</text:p>
      <text:p text:style-name="P74"><text:span text:style-name="T34">$</text:span>pip install pycrypto</text:p>
      <text:p text:style-name="P74"><text:span text:style-name="T34">$</text:span>pip install simple-<text:span text:style-name="T33">crypt</text:span></text:p>
      <text:p text:style-name="P46"/>
      <text:p text:style-name="P77"><text:span text:style-name="T41">$</text:span>sudo mkdir /var/bapd</text:p>
      <text:p text:style-name="P77"><text:span text:style-name="T41">$</text:span>sudo chmod a+w /var/bapd</text:p>
      <text:p text:style-name="P90">ouvrir un repl python ($python) et entrer :</text:p>
      <text:p text:style-name="P88">&gt;&gt;&gt;import simplecrypt</text:p>
      <text:p text:style-name="P76">&gt;&gt;&gt;cipher = simplecrypt.encrypt('etoilecinema', 'Et0ileCinema')</text:p>
      <text:p text:style-name="P76"><text:span text:style-name="T39">(attendre)</text:span> </text:p>
      <text:p text:style-name="P73">&gt;&gt;&gt;import pickle </text:p>
      <text:p text:style-name="P73">&gt;&gt;&gt;with open('/var/bapd/refence', 'wb') as f: </text:p>
      <text:p text:style-name="P73">... <text:s text:c="4"/>mon_pick = pickle.Pickler(f) </text:p>
      <text:p text:style-name="P73">... <text:s text:c="4"/>mon_pick.dump(cipher)</text:p>
      <text:p text:style-name="P89">&gt;&gt;&gt;exit()</text:p>
      <text:p text:style-name="P78"/>
      <text:p text:style-name="P78"><text:span text:style-name="T40">$</text:span>sudo chmod a-w /var/bapd</text:p>
      <text:p text:style-name="P78"/>
      <text:p text:style-name="P84">MOUVEMENT SUR /VAR/BANDE_ANNONCE :</text:p>
      <text:p text:style-name="P91">pi@raspberrypi:~ $ sudo mkdir /var/bande_annonces_slide_promo/</text:p>
      <text:p text:style-name="P91">pi@raspberrypi:~ $ sudo chown pi:www-data /var/bande_annonces_slide_promo</text:p>
      <text:p text:style-name="P84"/>
      <text:p text:style-name="P86">MODIFICATION DES LOGS OMXPLAYER :</text:p>
      <text:p text:style-name="P86">* copier (avec filezilla) la version modifiee dans /tmp.</text:p>
      <text:p text:style-name="P86">La version modifiee consiste à commenter dans le fichier player.py les lignes </text:p>
      <text:p text:style-name="P86">* effacer l'omxplayer wrapper courant :</text:p>
      <text:p text:style-name="P86">pi@raspberrypi:~/my_envs/etoile_cinema/lib/python2.7/site-packages $ rm omxplayer_wrapper-0.0.2-py2.7.egg</text:p>
      <text:p text:style-name="P86">* redéployer :</text:p>
      <text:p text:style-name="P86">&gt;&gt;&gt;cd /tmp/python-omxplayer…</text:p>
      <text:p text:style-name="P86">&gt;&gt;&gt;python setup.py install</text:p>
      <text:p text:style-name="P87">puis rebooter</text:p>
      <text:p text:style-name="P78"/>
      <text:p text:style-name="P78"/>
      <text:p text:style-name="P78">******************************************************</text:p>
      <text:p text:style-name="P83">Archives VLC</text:p>
      <text:p text:style-name="P83">******************************************************</text:p>
      <text:p text:style-name="P83">def __play_ba(self, ba_list):</text:p>
      <text:p text:style-name="P83"><text:s text:c="8"/>"""</text:p>
      <text:p text:style-name="P83"><text:s text:c="8"/>fonction pour lancer en boucle les bandes annonces</text:p>
      <text:p text:style-name="P83"><text:soft-page-break/><text:s text:c="8"/>utilisee par la fonction play_playlist</text:p>
      <text:p text:style-name="P83"><text:s text:c="8"/>"""</text:p>
      <text:p text:style-name="P83"><text:s text:c="8"/>logging.info("lancement des bande-annonces")</text:p>
      <text:p text:style-name="P83"><text:s text:c="8"/># i=vlc.Instance('--no-video-deco', '--fullscreen','--no-embedded-video' , '--video-on-top', '--disable-screensaver', '--no-video-title-show')</text:p>
      <text:p text:style-name="P83"><text:s text:c="8"/>i=vlc.Instance()</text:p>
      <text:p text:style-name="P83"><text:s text:c="8"/>media_list = vlc.MediaList(ba_list)</text:p>
      <text:p text:style-name="P83"><text:s text:c="8"/>media_player = vlc.MediaPlayer(i)</text:p>
      <text:p text:style-name="P83"><text:s text:c="8"/>media_player.set_fullscreen(True)</text:p>
      <text:p text:style-name="P83"><text:s text:c="4"/></text:p>
      <text:p text:style-name="P83"><text:s text:c="8"/>media_list_player = vlc.MediaListPlayer(i)</text:p>
      <text:p text:style-name="P83"><text:s text:c="8"/>media_list_player.set_media_list(media_list)</text:p>
      <text:p text:style-name="P83"><text:s text:c="8"/>media_list_player.set_playback_mode(1)</text:p>
      <text:p text:style-name="P83"><text:s text:c="8"/>media_list_player.set_media_player(media_player)</text:p>
      <text:p text:style-name="P83"><text:s text:c="8"/>media_list_player.play()</text:p>
      <text:p text:style-name="P83"><text:s text:c="8"/>return media_list_player</text:p>
      <text:p text:style-name="P45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22:30:34.730268591</dc:date>
    <meta:editing-duration>PT9H12M28S</meta:editing-duration>
    <meta:editing-cycles>114</meta:editing-cycles>
    <meta:generator>LibreOffice/4.2.8.2$Linux_X86_64 LibreOffice_project/420m0$Build-2</meta:generator>
    <meta:document-statistic meta:table-count="0" meta:image-count="0" meta:object-count="0" meta:page-count="12" meta:paragraph-count="402" meta:word-count="2072" meta:character-count="18844" meta:non-whitespace-character-count="16410"/>
  </office:meta>
</office:document-meta>
</file>